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text-properties style:rfc-language-tag="mn-Cyrl-MN" fo:language="mn" fo:script="Cyrl" fo:country="MN"/>
    </style:style>
    <style:style style:name="P2" style:family="paragraph" style:parent-style-name="Preformatted_20_Text">
      <style:text-properties style:rfc-language-tag="mn-Cyrl-MN" fo:language="mn" fo:script="Cyrl" fo:country="MN"/>
    </style:style>
    <style:style style:name="P3" style:family="paragraph" style:parent-style-name="Text_20_body">
      <style:text-properties style:rfc-language-tag="mn-Cyrl-MN" fo:language="mn" fo:script="Cyrl" fo:country="MN"/>
    </style:style>
    <style:style style:name="P4" style:family="paragraph" style:parent-style-name="Heading_20_2">
      <style:text-properties style:rfc-language-tag="mn-Cyrl-MN" fo:language="mn" fo:script="Cyrl" fo:country="MN"/>
    </style:style>
    <style:style style:name="P5" style:family="paragraph" style:parent-style-name="Text_20_body" style:list-style-name="OrgNumberedList">
      <style:text-properties style:rfc-language-tag="mn-Cyrl-MN" fo:language="mn" fo:script="Cyrl" fo:country="MN"/>
    </style:style>
    <style:style style:name="P6" style:family="paragraph" style:parent-style-name="Text_20_body">
      <style:paragraph-properties fo:text-align="end" style:justify-single-word="false"/>
    </style:style>
    <style:style style:name="T1" style:family="text">
      <style:text-properties style:rfc-language-tag="mn-Cyrl-MN" fo:language="mn" fo:script="Cyrl" fo:country="MN"/>
    </style:style>
    <style:style style:name="T2" style:family="text">
      <style:text-properties fo:language="zxx" fo:country="none"/>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Морь шинжигч Жомбоо хүү</text:title></text:p>
      <text:p text:style-name="OrgTitle"/>
      <text:p text:style-name="OrgSubtitle"><text:initial-creator>Ц. Дамдинсүрэн</text:initial-creator></text:p>
      <text:p text:style-name="OrgSubtitle"/>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d7e8199" text:style-name="Internet_20_link" text:visited-style-name="Visited_20_Internet_20_Link">1. Морь шинжигч Жомбоо хүү</text:a></text:p>
          <text:p text:style-name="Contents_20_1"><text:a xlink:type="simple" xlink:href="#orgc142e52" text:style-name="Internet_20_link" text:visited-style-name="Visited_20_Internet_20_Link">2. I. СААРАЛ МОРЬ ЖИГД САЙН ДАВХИЖ ЧАДСАНГҮЙ</text:a></text:p>
          <text:p text:style-name="Contents_20_1"><text:a xlink:type="simple" xlink:href="#org4ad371c" text:style-name="Internet_20_link" text:visited-style-name="Visited_20_Internet_20_Link">3. II. ЧӨТГӨР ХАРДАГ МОРЬ</text:a></text:p>
          <text:p text:style-name="Contents_20_1"><text:a xlink:type="simple" xlink:href="#orga682687" text:style-name="Internet_20_link" text:visited-style-name="Visited_20_Internet_20_Link">4. III. ЦАВЬДАР МОРИНЫ САЙН МУУ ДАВХИСНЫ УЧИР</text:a></text:p>
          <text:p text:style-name="Contents_20_1"><text:a xlink:type="simple" xlink:href="#org4849d7e" text:style-name="Internet_20_link" text:visited-style-name="Visited_20_Internet_20_Link">5. IV. МОРИНЫ ТУУРАЙ ДЭЛБИЙСНИЙ УЧИР</text:a></text:p>
          <text:p text:style-name="Contents_20_1"><text:a xlink:type="simple" xlink:href="#org9a4156f" text:style-name="Internet_20_link" text:visited-style-name="Visited_20_Internet_20_Link">6. V. БҮДҮҮН РАВЖААГИЙН ЗАЛЬ</text:a></text:p>
          <text:p text:style-name="Contents_20_1"><text:a xlink:type="simple" xlink:href="#orgbfa1378" text:style-name="Internet_20_link" text:visited-style-name="Visited_20_Internet_20_Link">7. VI. МОРЬ ЭМНЭЖ ДОМНОСОН АРГА</text:a></text:p>
          <text:p text:style-name="Contents_20_1"><text:a xlink:type="simple" xlink:href="#org3d85d41" text:style-name="Internet_20_link" text:visited-style-name="Visited_20_Internet_20_Link">8. VII. ЖОМБОО ХҮҮГИЙН АРВАН СУРГААЛ</text:a></text:p>
          <text:p text:style-name="Contents_20_2"><text:a xlink:type="simple" xlink:href="#org191d77d" text:style-name="Internet_20_link" text:visited-style-name="Visited_20_Internet_20_Link">8.1. Хурдан морины гаднах арван шинж</text:a></text:p>
          <text:p text:style-name="Contents_20_2"><text:a xlink:type="simple" xlink:href="#orgaff7cc8" text:style-name="Internet_20_link" text:visited-style-name="Visited_20_Internet_20_Link">8.2. Хурдан морийг арчлах тухай арван сургаал</text:a></text:p>
          <text:p text:style-name="Contents_20_2"><text:a xlink:type="simple" xlink:href="#orga6ab80f" text:style-name="Internet_20_link" text:visited-style-name="Visited_20_Internet_20_Link">8.3. Хурдан морийг уяж засах тухай арван сургаал</text:a></text:p>
          <text:p text:style-name="Contents_20_2"><text:a xlink:type="simple" xlink:href="#org2cbdb94" text:style-name="Internet_20_link" text:visited-style-name="Visited_20_Internet_20_Link">8.4. Хурдан морь унах хүүхдэд захих арван сургаал</text:a></text:p>
          <text:p text:style-name="Contents_20_1"><text:a xlink:type="simple" xlink:href="#orga4b1542" text:style-name="Internet_20_link" text:visited-style-name="Visited_20_Internet_20_Link">9. VIII. ТӨГСГӨЛ</text:a></text:p>
        </text:index-body>
      </text:table-of-content>
      <text:h text:style-name="P1" text:outline-level="1"><text:bookmark text:name="orgd7e8199"/><text:bookmark-start text:name="OrgXref.orgd7e8199"/>Морь шинжигч Жомбоо хүү <text:bookmark-end text:name="OrgXref.orgd7e8199"/></text:h>
      <text:p text:style-name="P2">М-2 Д-27<text:line-break/></text:p>
      <text:p text:style-name="P2">VII—3 873—87—11<text:line-break/></text:p>
      <text:p text:style-name="P2">Ц. Дамдинсүрэн<text:line-break/></text:p>
      <text:p text:style-name="Preformatted_20_Text"><text:span text:style-name="T1">МОРЬ ШИНЖИГЧ ЖОМБОО ХҮҮ (Өгүүллэг)<text:line-break/></text:span><text:span text:style-name="Emphasis"><text:span text:style-name="T1">Сургуулийн бага насныханд</text:span></text:span><text:span text:style-name="T1"><text:line-break/></text:span></text:p>
      <text:p text:style-name="P2">Редактор Ч. Дагвадорж<text:line-break/></text:p>
      <text:p text:style-name="P2">Хэвлэлийн редактор Д. Хүү<text:line-break/></text:p>
      <text:p text:style-name="P2">Зураач Н. Буян<text:line-break/></text:p>
      <text:p text:style-name="P2">Уран сайхны редактор П. Оюунцэцэг<text:line-break/></text:p>
      <text:p text:style-name="P2">Техник редактор Г. Шаалай<text:line-break/></text:p>
      <text:p text:style-name="P2">Хянагч Д. Батсүрэн, Б. Намсрай.<text:line-break/></text:p>
      <text:p text:style-name="P2">А № 05998 зах № 014 ХГ № 36/88.<text:line-break/></text:p>
      <text:p text:style-name="P2">Өрөлтөд 1988 оны 3 сард орж хэвлэлтэд<text:line-break/></text:p>
      <text:p text:style-name="P2">1988 оны 6 сард шилжиж 16000 хувь хэвлэв.<text:line-break/></text:p>
      <text:p text:style-name="P2">Цаасны хэмжээ 84x108/32<text:line-break/></text:p>
      <text:p text:style-name="P2">хх 1,25. хнх 2,10. тх 1,73. Үнэ 80 мөн.<text:line-break/></text:p>
      <text:p text:style-name="P2"><text:soft-page-break/>Улаанбаатар 46, Их сургуулийн гудамж 3.<text:line-break/></text:p>
      <text:p text:style-name="P2">БНМАУ. АБЯ-ны Сурах бичиг, сэтгүүлийн нэгдсэн редакцын газар.<text:line-break/></text:p>
      <text:p text:style-name="P2">Д. Сүхбаатарын талбай 6.<text:line-break/></text:p>
      <text:p text:style-name="P2">Д. Сүхбаатарын нэрэмжит Улсын хэвлэлийн комбинатад хэвлэв.<text:line-break/></text:p>
      <text:p text:style-name="P2">Улаанбаатар—46, Шмералийн гудамж 2<text:line-break/></text:p>
      <text:p text:style-name="P2"/>
      <text:p text:style-name="P2">Монгол үгийн алдаа шалгах программаар хянав.<text:line-break/></text:p>
      <text:p text:style-name="Preformatted_20_Text"><text:a xlink:type="simple" xlink:href="https://github.com/bataak/dict-mn" text:style-name="Internet_20_link" text:visited-style-name="Visited_20_Internet_20_Link"><text:span text:style-name="T2">Монгол үгийн алдаа шалгах толь</text:span></text:a><text:span text:style-name="T1"><text:line-break/></text:span></text:p>
      <text:p text:style-name="Preformatted_20_Text"><text:a xlink:type="simple" xlink:href="https://zuv.bichig.dev/" text:style-name="Internet_20_link" text:visited-style-name="Visited_20_Internet_20_Link"><text:span text:style-name="T2">https://zuv.bichig.dev/</text:span></text:a><text:span text:style-name="T1"><text:line-break/></text:span></text:p>
      <text:p text:style-name="P2">2024 оны 4-р сар. Улаанбаатар хот, Монгол Улс<text:line-break/></text:p>
      <text:h text:style-name="P1" text:outline-level="1"><text:bookmark text:name="orgc142e52"/><text:bookmark-start text:name="OrgXref.orgc142e52"/>I. СААРАЛ МОРЬ ЖИГД САЙН ДАВХИЖ ЧАДСАНГҮЙ <text:bookmark-end text:name="OrgXref.orgc142e52"/></text:h>
      <text:p text:style-name="P3">Хорьдугаар зууны эхэн үе билээ. Нэг зун, Монголын дорнод цэлгэр тал нутаг ногоон хилэн шиг үзэсгэлэнтэй харагдаж байв. Тал дунд шовойсон баруун Матад гэдэг уулыг тайж тахихаар тэр хавийн малчин ардууд цуглажээ. Баруун Матад уул шовх өндөр учраас уулын орой дээр хүмүүс гарч тахиж тайгаад түүний өврийн тэгшхэн дэнж дээр бууж ирээд наадмаа хийдэг байжээ.<text:line-break/></text:p>
      <text:p text:style-name="P3">Дэнж дээр босгосон том чулуун овооны дэргэд эрээн асар майхан хэдийг зэрэгцүүлэн босгож дотор нь олбог ширдэг дэвсээд ширээн дээр тавагтай боов, ааруул хурууд овоолж, айраг хоормог өрж тавьсан байв. Асар майхны гадуур гоё хувцастай, морьтой явган олон хүн ийш тийш хөлхөлдөнө. Зарим хүмүүс бөөгнөрөн суугаад ямар морь, бөх түрүүлэх тухай таамаглаж ярилцана. Зарим хүмүүс алдсан адуу тэмээгээ бие биеэс сураглан асууцгаана.<text:line-break/></text:p>
      <text:p text:style-name="P3">Ерөөлч нар ерөөл хэлж, дууч нар дуулж, хуурч нар хуурдаж, найр эхэлсний дараа бөх барилдаж, сур харваж, морь уралдаж наадам хийв. Энэ наадам дээр мөнгөн хэт хутга зүүсэн, хүрэн тэрмэн дээлтэй Жуужаа зайсан гэдэг олонд хүндтэй ханхар эр, Жомбоо гэдэг бяцхан хүүг дагуулж явна. Жомбоо хүү Жуужаа зайсангийн хурдан саарал морийг унаж энэ наадамд уралдах гэж байгаа юм байна.<text:line-break/></text:p>
      <text:p text:style-name="P3">Жомбоогийнх олон жил Жуужаагийнхтай айл хөрш явсан юм. Жомбоо, Жуужаагаар монгол бичиг заалгаж овоо сурч байна. Жуужаа зайсан томоотой тохитой сайн хүн юм. Ганц гэм нь хэнтэй ч ямар зүйлийг зөвлөдөггүй, өөрийн санаснаар хийдэг, хүүхдийг хүн гэж тоодоггүй байлаа.<text:line-break/></text:p>
      <text:p text:style-name="P3">Жуужаа зайсан олон хурдан морьтой боловч түүнийхээ уяа сойлгыг тааруулж сайн чаддаггүй учраас морьд нь тэр бүр уралдаанд сайн давхидаггүй байв. Жомбоо эхлээд саарал морийг унаж уралдааны морьд унасан олон хүүхдийн дунд ороод чулуун овоог зөв эргэж «Гийнгоо» гэдэг уриа дууг дуулж явтал Жуужаа түүнийг дуудаж олон захиа захив:<text:line-break/></text:p>
      <text:p text:style-name="P3">– Хоёр морь зэрэгцэж давхивал зөв талд нь явахыг бодоорой гэх мэтийн хүүхэд бүрийн ерийн мэдэх олон зүйлийг дахин давтан хэлэв.<text:line-break/><text:soft-page-break/></text:p>
      <text:p text:style-name="P3">– Морио сайн гуядаж яваарай. Ташуураа битгий хайрла! гэж захив. Жомбоо ташуураа хайрлахгүй боловч морио хайрладаг хүүхэд байлаа. «Ташуураа битгий хайрла» гэдэг үг Жомбоод аягүй санагдсан боловч аргагүй «За» гэж байв. Саарал морийг Жомбоо хэдэн наадамд унасан учраас морины зан байдлыг их сайн мэддэг болжээ. Саарал морийг их гуядаад байвал түүний хурд нь нэмэгдэхгүй, харин саардаг байлаа. Их гуядахлаар энэ морь балмагддаг бололтой. Үүнийг Жомбоо мэдэж байхад Жуужаа мэдэхгүй, сайн гуядаж байхыг үргэлж шаарддаг байлаа.<text:line-break/></text:p>
      <text:p text:style-name="P3">Жомбоо хүү саарал морио унаад уралдааны морьдын хүрдэг газарт нь хүрээд тэндээс өртөө хэр газар наадмын овооны зүг олон хурдан морьтой уралдаж нэлээд явлаа. Уралдааны газрын хагасыг өнгөрөх үед Жомбоо эхний арваад морины дотор явлаа. Наадмын газрын хүмүүсийн хувцасны өнгө танигдах болж ирэхэд Жомбоо бүх морьдын түрүүнд гарлаа. Морьдод хондого өгөх хүмүүс бөөгнөрөн зогсож байгаа харагдах үед Жомбоо эргээд нэг харсан чинь түүний хойно ойрхон морь байхгүй байв. Тэгэхлээр Жомбоо олон морьдоос хол тасран гарснаа мэдэв. Тэгээд Жомбоо «Гүүг гүүг» гэж хашхираад ташуураа морины хажуугаар урагш хойш савж явав. Түүнээс өөр, морио огт ташуурдахгүй явлаа. Нэгэнтээ түрүүлж яваа морийг их гуядах хэрэггүй гэж тэр хүү бодов. Бас ташуурдвал морь балмагдаж хурд нь саарах магадгүй гэж айж байв. Жомбоо түрүүлж ирээд түрүүлсэн морины пайзыг авч баяртай цогтой наадам дээр хүрч ирэв.<text:line-break/></text:p>
      <text:p text:style-name="P3">Жуужаа угтаж ирээд Жомбоог мориноос буулгаж магнай дээр нь үнэсээд саарал морины эмээлийг авч хөлсийг хулсан хусуураар хусаж байна. Тэгээд саарал морийг эмээллэж Жомбоог мордуулав. Жомбоо наадмыг тойрон хэсэг зуур алхалж мориныхоо хөлсийг хатааж явлаа. Бусад морьдыг жигдэрч гүйцмэгц Дамдинжаа гэдэг хүн Жомбоогийн морийг цулбуураас хөтөлж наадмын олны өмнө аваачаад «Түмний эх, төрийн магнай» гэж шүлэглэн цолыг дуудав. Эхний таван морьдын толгой дээр айраг дусааж хүүхдэд амсуулаад шангийн торгон хадгийг өгөв. Ингээд Жуужаагийн дэргэд ирвэл Жуужаа Жомбоогоос,<text:line-break/></text:p>
      <text:p text:style-name="P3">– Чи яагаад морио гуядсангүй вэ? гэж асуув.<text:line-break/></text:p>
      <text:p text:style-name="P3">– Нэгэнтээ хол түрүүлж яваа морийг гуядаад яах вэ! гээд цааш нь «Саарал морийг их гуядвал хурд нь буурдаг» гэж хэлж амжаагүй байтал Жуужаа Жомбоог зэмлэж эхлэв.<text:line-break/></text:p>
      <text:p text:style-name="P3">– Чи яасан тайван амьтан бэ! Хойноос чинь өөр морь гүйцээд ирвэл яах юм! Морио сайн ташуурдсан бол улам хол түрүүлэх байсан гээд дуугаа чангаруулж загнахыг завдаж байна. Гэтэл дэргэд байсан нэг өвгөн Жуужааг зэмлэв:<text:line-break/></text:p>
      <text:p text:style-name="P3">– Чи яаж байгаа юм? Хүүхэд түрүүлж ирээд байхад загнаж байх чинь муухай! гэв. Жуужаа тэгэхээр дуугүй болов.<text:line-break/></text:p>
      <text:p text:style-name="P3">Дараа нь сар хэр болсны хойно хошуу наадам болов. Жомбоо мөн л Жуужаагийн саарал морийг хагсааж хөлслөхөд унадаг байлаа. Тав зургаан хоног өдөр бүр нэг удаа хагас өртөө хэр газраас давхиулж хөлсийг гоожуулж биеийг хөнгөлж хагсаав. Ингэж бэлтгээд Жуужаа зайсанг Жомбоо дагаж наадамд очлоо. «Саарал морийг унаж уралдана даа» гэж Жомбоо баяртай явлаа. Гэтэл наадамд морийг уралдах болоход Жуужаа нэг шовгор бор хүүг дагуулж ирээд саарал морио унуулах боллоо. Жуужаа Жомбоод хэлж байна:<text:line-break/><text:soft-page-break/></text:p>
      <text:p text:style-name="P3">– Саарал морио энэ хүүгээр унуулна. Чи зүгээр наадам үзэж яв гэлээ. Тэр нь Жомбоогоос хэд ах, нэлээд бадируун хүү байна.<text:line-break/></text:p>
      <text:p text:style-name="P3">Жуужаа түүнд урт бүдүүн суртай яргай ташуурыг бариулаад саарал мориндоо мордуулав. Тэгээд уралдах морины хүүхэд «Гийнгоо» дуулсаар явчхав. Жомбоо тэдний хойноос харж гологдож хоцорсондоо гомдож уйлах шахсан боловч нүдээ нухаж арчаад наадам дундуур дэмий тэнэж урам муутай явав.<text:line-break/></text:p>
      <text:p text:style-name="P3">Нар баруун тийш хэлбийж байхад уралдааны морьд давхиж ирлээ. Саарал морь эхний хэсэг морьдын дотор байсангүй, арван хэдэн морины дараа их сульдаж ядарсан бололтой давхиж ирэв. Жуужаагийн царай барайгаад хүний өөдөс харахгүй, саарал морины 17 гэсэн пайзыг хараад ярвайж байна. Жомбоо очоод морь унасан бор хүүгийн ташуурыг харсан чинь сур нь шал нойтон байв. Тэр ташуураар зогсоо зайгүй балбаж явсан бололтой. Морио гуядах гэж их гуйвж дайваад давхиж яваа морио амархан цуцаасан ч байж болно. Жомбоогийн бодлоор болбол их гуядаж дэндүү балмагдуулснаас морины хурд буурсан гэдэг нь зөв ч байж мэднэ. Ямар ч болсон, саарал морь сайн давхиж чадсангүй, шилсэн хүүхэд нь морио сайн давхиулж чадсангүй. Үүнд Жомбоо додийж болмоор боловч морины нанчуулсан гуяыг харж морио их өрөвдөж байв.<text:line-break/></text:p>
      <text:p text:style-name="P3">Жуужаа саарал морины хөлсийг хусаж амарсан хойно, Равжаа, Шаравжамц мэтийн морины шинжээчдийг цуглуулж саарал морио шинжүүлэв.<text:line-break/></text:p>
      <text:p text:style-name="P3">– Баруун Матадын наадамд түрүүлсэн хурдан морь, одоо яагаад муу давхив? гэж шүүмжлэн хэлэлцэв. Цугласан хүмүүсийн зарим нь:<text:line-break/></text:p>
      <text:p text:style-name="P3">– Энэ морь цатгалдсан байна гэх юм. Зарим нь: – Үгүй, энэ морь өлдсөн байна гэх юм. Зарим нь: – Энэ морийг худгийн хүйтэн усаар усалсан бол сайн давхих байсан. Булгийн бүлээн усаар услаад муу давхисан байна гэх юм. Зарим нь:<text:line-break/></text:p>
      <text:p text:style-name="P3">– Энэ бол үдээс урагш сайн давхих шинжтэй морь юм. Ийм морь үдээс хойш сайн давхиж чаддаггүй юм гэж мэдэмгийрхэж байна. Морины сойлт хагсаалт хэтэрсэн, дутсан, замдаа их ядраасан, арц хүжээр ариулсангүйгээс болсон гэх мэтийн элдэв санал гарч маргалдаж байв. «Хэтэрхий гуядаж балмагдуулсан учраас муу давхисан» гэж Жомбоо хэлэх гэсэн боловч түүнийг тоож асуух хүн байсангүй. Тэр өөрөө ахмад хүмүүсийн ярианд зүрхлэн оролцож чадсангүй. Тэгээд Жомбоо саарал морины дэргэд очоод,<text:line-break/></text:p>
      <text:p text:style-name="P3">– Чи бид хоёр явсан бол түрүүлэх байсан даа. Чи битгий гомд. Дараагийн наадамд хоёул түрүүлнэ гэж шивнэн хэлэв. Саарал морь нь түүний үгийг мэдсэн юм шиг Жомбоог ширтэж хараад чихээ солбиулан хөдөлгөж байв.<text:line-break/></text:p>
      <text:h text:style-name="P1" text:outline-level="1"><text:bookmark text:name="org4ad371c"/><text:bookmark-start text:name="OrgXref.org4ad371c"/>II. ЧӨТГӨР ХАРДАГ МОРЬ <text:bookmark-end text:name="OrgXref.org4ad371c"/></text:h>
      <text:p text:style-name="P3">Арваад настай Жомбоо хүү, дөчөөд настай дархан Анжаа хоёр их найз болжээ. Жомбоог балчир байхад нь Анжаа түүнийг үүрч явдаг байсан ба чулуугаар гэр хороо барьж тоглоход нь тусалдаг байжээ. Анжаа дархан нэг хавар гэр, тэрэгний мод олж ирэхээр хэдэн үхэр <text:soft-page-break/>тэрэгтэй хол байдаг хөвчид явлаа. Намар буцаж ирэхдээ хэдэн тэрэг дүүрэн мод ачиж авчирлаа. Ялангуяа, Жомбоо хүүд маш сайхан бэлэг авчирч өгөв. Тэр нь юу вэ гэвэл арван ширхэг боргоцой байлаа. Жомбоо тэр бэлгийг аваад баярласан гэдэг учиргүй, арван боргоцойгоо хэлхэж хэд хоног хүзүүндээ зүүж явдаг байлаа. Унтахдаа дэрэн доороо хийж унтдаг байлаа. Тэр боргоцой нь хатахлаар арзайж, усанд хийхлээр бөөрөнхий болдог хачин эд юм. Жомбоогийн боргоцойг үзнэ гэж хавь ойрын хүүхэд цугладаг байлаа. Тал хээр газрын хүүхдэд боргоцой гэдэг их сонин зүйл юм. Анжаа дархан Жомбоод шатар, буга, жиргээ зааж өгөөд заримдаа хоёулаа тоглодог байв. Ер нь Анжаа Жомбоог тоож том хүн шиг харьцаж заримдаа аж амьдралын чухал зүйлээ ярьж зөвлөдөг байлаа. Нэг өдөр Анжаа Жомбоог гэртээ орохлоор,<text:line-break/></text:p>
      <text:p text:style-name="P3">– За чи суу. Би чамтай нэг зөвлөх юм байна гэдэг байна. Жомбоо гайхаж,<text:line-break/></text:p>
      <text:p text:style-name="P3">– За гээд суув. Анжаа хэлж байна.<text:line-break/></text:p>
      <text:p text:style-name="P3">– Би модны дархан хүн, унаа мориор муу. Нэг аятайхан морь олж унах сан гэж бодох юм. Жуужаа зайсанд хоёр шинэ тэрэг хийж өгье. Над нэг унах аятайхан морь аль гэлээ. Тэгэхэд зайсан гуай,<text:line-break/></text:p>
      <text:p text:style-name="P3">– Тэг тэг. Би нэг аятайхан морь өгье гэлээ шүү. Ямар морийг нь авъя гэх вэ? Чи тэдний морьдыг мэднэ шүү дээ гэв. Жомбоо бодож байгаад хэлэв:<text:line-break/></text:p>
      <text:p text:style-name="P3">– Жуужаа гуайнд хурдан ч морь бий, сайн ч морь бий, сайхан ч морь бий. Жуужаа гуай морьддоо их хайртай. Сайн морьдоосоо өгөхгүй байх даа гэв. Анжаа хэлэв.<text:line-break/></text:p>
      <text:p text:style-name="P3">– Тэр үнэн. Жуужаа сайн морьдоосоо өгөхгүй. Гэвч би хоёр шинэ сайхан тэргээ өгөх хүн, муу морь ч авахгүй дээ. Хонь, үхэр хариулахад унадаг муусайн хашин юм уу, хөгшин хөвөө юмыг ч авахгүй дээ гэж байв. Хоёул нэлээд зөвлөсний эцэст Жомбоо хэлэв:<text:line-break/></text:p>
      <text:p text:style-name="P3">– Догшин цавьдар морийг нь ав гэв.<text:line-break/></text:p>
      <text:p text:style-name="P3">– Би унаа морь цөөнтэй хүн, догшин юмаар яах вэ! – Үгүй, тэр чинь догшин нэртэй боловч тийм ч догшин морь биш. Би хэдэн наадамд түүнийг унаж уралдаанд явж үзсэн, зүгээр л номхон морь байдаг юм.<text:line-break/></text:p>
      <text:p text:style-name="P3">– Тэгвэл яагаад догшин гэдэг юм?<text:line-break/></text:p>
      <text:p text:style-name="P3">– Толгойдоо жаахан хажиг, юмнаас үргэх дуртай, жаахан аманцар морь, өөр гэм байхгүй.<text:line-break/></text:p>
      <text:p text:style-name="P3">– Наадамд уралдаж байсан юм бол хурдан морь уу? Тэгвэл Жуужаа өгөхгүй дээ. Хөөе цай уу. Ааруул өрөм ид гээд Жомбоог хүндлэв. Жомбоо ааруул өрөм идэж байгаад хэлэв.<text:line-break/></text:p>
      <text:p text:style-name="P3">– Уг нь хурдан морь юм. Гэсэн ч уралдаанд ердөө өөдтэй давхидаггүй юм. Одоо уралдаанд явуулахаа больсон, зүгээр л адуучин залуус унадаг болсон. Жуужаа догшин цавьдрыг их хайрлахгүй танд өгчих байх.<text:line-break/><text:soft-page-break/></text:p>
      <text:p text:style-name="P3">Анжаа тооноор тэнгэр харж шилээ маажаад,<text:line-break/></text:p>
      <text:p text:style-name="P3">– Би догшин долгин юмаар ч яах вэ? гээд бодов. Жомбоо цуцалтгүй цавьдар морийг магтаж,<text:line-break/></text:p>
      <text:p text:style-name="P3">– Тэр чинь сайн морь оо. Хурдан ч морь.<text:line-break/></text:p>
      <text:p text:style-name="P3">– Чи хурдныг нь яаж мэдсэн юм?<text:line-break/></text:p>
      <text:p text:style-name="P3">– Би наадамд унаж уралдаж явсан юм.<text:line-break/></text:p>
      <text:p text:style-name="P3">– Тэгээд нэг ч пайз олж бариагүй, хойшоо түрүүлэх шахаж явсан юм биз дээ?<text:line-break/></text:p>
      <text:p text:style-name="P3">– Би танд тайлбарлаж хэлье. Жуужаа гуай урьд холын өртөөчнөөс унагатай гүү худалдаж авсан юм гэнэ. Тэр унага одоо том болоод байгаа нь тэр цавьдар морь юм. Түүний уяа сойлго нь манайхны морьдтой ердөө таарахгүй юм. Тэр цавьдар морь гурван өдөр хөлсөлж сойгоод дөрөв дэх өдрөө л их хурдан байдаг. Дөрөв дэх өдөр нь мордоход салтаан доор морь байна гэж бараг мэдэгдэхгүй хий салхи л байгаа юм шиг байдаг. Хурдан давхих нь хийсэхтэй адил. Тэгээд хачин юм, тав дахь, зургаа дахь өдөр нь унахад морь унасан биш, мод унасан шиг болдог. Тав зургаан өдөр хөлслөхөөр хурд нь их буурдаг. Чухам ийм үед нь Жуужаа гуай цавьдар морийг уралдаанд явуулдаг. Тэгэхээр өнөөх мод шиг хөшүүн болсон морь чинь юу нь өөдтэй давхих вэ! Би нэг удаа Жуужаа гуайд хэлж үзсэн юм.<text:line-break/></text:p>
      <text:p text:style-name="P3">– Цавьдар морийг гурав хөлслөөд дөрөв дэх өдөр нь уралдаанд гаргая гэсэн. Тэгэхэд Жуужаа гуай,<text:line-break/></text:p>
      <text:p text:style-name="P3">– Бүү донгос! Их насны морийг таваас цөөн өдөр хөлслөх ёс байхгүй. Юу ч мэдэхгүй хүүхэд байж уралдах морийг уяж сойх аргыг над заах санаатай байна уу? гэж намайг аашилж загнасан. Тэгээд цавьдар морийг дандаа 7—-8 хоног хөлсөлдөг байсан юм. Анжаа хэлэв:<text:line-break/></text:p>
      <text:p text:style-name="P3">– Над хурдан морь хэрэггүй, зүгээр л хөнгөн хөлтэй номхон морь хэрэгтэй.<text:line-break/></text:p>
      <text:p text:style-name="P3">– Цавьдар морь чинь хөнгөн хөлтэй, тэгээд догшин морь биш дээ гэв. Анжаа дархан, адуучин Шонхоржаваас асуусанд тэр бас цавьдар морийг магтав.<text:line-break/></text:p>
      <text:p text:style-name="P3">Тэгээд нэг өдөр Анжаа дархан Жуужаа зайсантай уулзаад,<text:line-break/></text:p>
      <text:p text:style-name="P3">– За хоёул наймаагаа яах вэ? гэв.<text:line-break/></text:p>
      <text:p text:style-name="P3">– Хийнэ хийнэ. Чи ямар морь авахаа хэл. Би хоёр сайн тэрэгтэй болох дуртай байна гэв. Анжаа хэлэв.<text:line-break/></text:p>
      <text:p text:style-name="P3">– Тэгвэл над догшин цавьдрыгаа л өгчих гэв.<text:line-break/></text:p>
      <text:p text:style-name="P3"><text:soft-page-break/>– А тэр болохгүй. Тэр чинь манай ганц өөдтэй морь байгаа юм. Хол юманд явахад гүйцэд найдвартай даа. Чи өөр л морь ав гэв. Анжаа тэргээ жаахан магтав.<text:line-break/></text:p>
      <text:p text:style-name="P3">– Чиний тэрэгний сайныг би мэдэж байна. Магтах хэрэггүй. Би цавьдар мориндоо их хайртай юм. Чи өөр л морь авч үз. Тэгээд бас цавьдар морь чинь олон хоногийн унаа даахдаа муу юм. Чамд ердөө таарахгүй гээд зөвшөөрдөггүй байна.<text:line-break/></text:p>
      <text:p text:style-name="P3">Тэгэхлээр Жуужаа зайсан ингэж байна гэж Шонхоржавт хэлэв. Анжаа Шонхоржавын хэдэн муусайн тэргийг үнэ хөлсгүй сэлбэж өгдөг тул Шонхоржав Анжаад бас хариу тус хүргэх санаатай байна. Шонхоржав хэлэв:<text:line-break/></text:p>
      <text:p text:style-name="P3">– А та битгий зов. Та цавьдар морийг авах санаатай байгаа юм болбол би цавьдар морийг танд өгүүлж чадна гэв.<text:line-break/></text:p>
      <text:p text:style-name="P3">– Тэгж тус хүргэвэл сайн л байна гэж Анжаа хэлэв.<text:line-break/></text:p>
      <text:p text:style-name="P3">– А би аргална гэж хэлээд Шонхоржав гарав.<text:line-break/></text:p>
      <text:p text:style-name="P3">Хэд хоносны дараа Жуужаа цавьдар морио Анжаад өгч хоёр тэргийг нь авав. Ингээд наймаа таарчхав. Хожим нь Анжаа Шонхоржаваас асуув:<text:line-break/></text:p>
      <text:p text:style-name="P3">– Яагаад Жуужаа над цавьдар морио өгөх болов? гэсэнд Шонхоржав инээмсэглэж хариу хэлэв:<text:line-break/></text:p>
      <text:p text:style-name="P3">– Би Жуужаа гуайн чөтгөрөөс айдгийг ашигласан юм.<text:line-break/></text:p>
      <text:p text:style-name="P3">– Яаж?<text:line-break/></text:p>
      <text:p text:style-name="P3">– Жуужаа гуай цавьдар морио танд өгөх үү, байх уу? гэж тээнэгэлзэж байв. Би түүнд хэлсэн юм:<text:line-break/></text:p>
      <text:p text:style-name="P3">– Энэ морь их үргэмтгий морь доо гэв.<text:line-break/></text:p>
      <text:p text:style-name="P3">– Нээрээ тийм шүү гэж Жуужаа хэлж байв. Би хэлэв:<text:line-break/></text:p>
      <text:p text:style-name="P3">– Зүгээр явж байгаад цав цагаан газар юу ч харагдахгүй байхад гэнэт юм харсан шиг болоод үргээд давхичихдаг юм.<text:line-break/></text:p>
      <text:p text:style-name="P3">– Харин тийм. Юунаас яагаад үргэдэг юм бол? гэж намайг харав. Би хэлэв:<text:line-break/></text:p>
      <text:p text:style-name="P3">– Бидэнд харагдахгүй ямар нэг юм энэ моринд харагддаг бололтой. Чөтгөр бугтай газраар бол энэ морийг унаж явж ердөө болохгүй. Үргэнэ, бусгана, цовхорно, харайна, тонгочно, хачин шүү дээ. Муу ёрын морь гээд л баахан үнэн худал юм ярьчихсан. Тэгээд л танд өгөх болсон хэрэг гэв. Тэгэхлээр Анжаа дархан бас эргэлзэж:<text:line-break/><text:soft-page-break/></text:p>
      <text:p text:style-name="P3">– Энэ морь чинь тэгээд чөтгөр хардаг нь үнэн юм уу? Үнэн бол хэцүү шүү гэж зэвүүцэв. Тэгэхлээр Шонхоржав Анжааг тайвшруулж:<text:line-break/></text:p>
      <text:p text:style-name="P3">– Жаахан үргэмтгий, бусгамтгай морь нь үнэн. Бусад нь шал дэмий яриа шүү. Та бас миний дэмий яриаг итгэж байгаа юм уу? Ха, ха, ха гээд инээв.<text:line-break/></text:p>
      <text:p text:style-name="P3">Тэгээд Анжаа дархан, цавьдар морийг унаж явдаг болов. Сайн сайхан морьтой болж гэж Анжааг хүмүүс магтдаг байв. Ингээд нэг жил өнгөрөв. Хойтон зун нь Анжаа цавьдар морио тарган ч биш, туранхай ч биш дунд зэргийн тарга хүчтэй байлгаж байтал Баруун Матадын наадам болов. Анжаа цавьдар морио уралдуулна гэж нэг ч хүн амьтанд хэлэхгүй дуугай байж байгаад наадмаас дөрөв хоногийн өмнө цавьдар морио бариад сойв.<text:line-break/></text:p>
      <text:p text:style-name="P3">Хоёр өдөр, хагас өртөө хир (15 км орчим) газарт давхиулж хөлслөв. Гуравдугаар өдөр өчүүхэн тарлуулж биеийнх нь чилээг гаргаад дөрөв дэх өдөр Жомбоо хүүд унуулаад морио уралдаанд явуулав. Жомбоо хүүг «Уралдааны морь унаж аль» гэж Жуужааг гуйхад толгой өвчтэй гээд морийг нь унаагүй юм. Жомбоог Анжаагийн морийг унаж явахыг хараад Жуужаа хэлэв:<text:line-break/></text:p>
      <text:p text:style-name="P3">– Чиний толгойн өвчин зүгээр болоо юу? гэж егөөдөж асуув.<text:line-break/></text:p>
      <text:p text:style-name="P3">– Тийм ээ багш аа! Жамбаа маарамбаас хэдэн тун эм уугаад толгой гайгүй боллоо. Тэгээд бас Анжаа морио уралдуулах гэсэн унах хүүхэдгүй гэж гуйгаад байна гэв.<text:line-break/></text:p>
      <text:p text:style-name="P3">– Аа тийм бий. Тэр цавьдар морь чинь ердөө олигтой давхидаггүй морь шүү дээ. Чи морьдын тоосонд даруулж баян ходоод болж ирэхээс ичихгүй байна уу? гэв. Жомбоо хэлэв:<text:line-break/></text:p>
      <text:p text:style-name="P3">– Одоо яана гэх вэ? Анжаа гуай сайн морьтой болсны баярт мориныхоо тоосыг ууландаа өргөнө гээд байх юм гэв.<text:line-break/></text:p>
      <text:p text:style-name="P3">– Ууланд өргөх тоос нь багахан, чамайг булах тоос нь ихээхэн болох байх даа гэж Жуужаа ихэмсгээр хэлээд цааш явав.<text:line-break/></text:p>
      <text:p text:style-name="P3">Хүүхэд гийнгоо дуулж овоо тойроод, хагсааж сүүлийг шуусан зуу гаруй морь уралдахаар явав. Өртөө шахам газар зөөлөн явж очоод гэдрэг уралдав. Овооны дэргэд найрлаж байсан хүмүүс уралдааны морьдын ирэх зүгт байн байн ажиглаж байтал уралдааны морьдын тоос харагдаж эхлэв. Нэлээд хүмүүс хадан ирмэг дээр гарч дуран бариад зогсов. Тоос улам ихээр манарч морьдын зүс танигдах болж байна. Дурангаа дамжуулан морьдыг харцгааж байна. Олон морины түрүүнд нэг хээр зүсмийн морь хол тасарч айсуй. Хүмүүс ам уралдан ярьцгааж байна:<text:line-break/></text:p>
      <text:p text:style-name="P3">– Бүдүүн Равжаагийн хээр байна.<text:line-break/></text:p>
      <text:p text:style-name="P3">– Үгүй, Бунийн хүрэн байна.<text:line-break/></text:p>
      <text:p text:style-name="P3"><text:soft-page-break/>– Үгүй, Бунийн хүүхэд улаан цамцтай. Энэ чинь цагаан цамцтай юм байна.<text:line-break/></text:p>
      <text:p text:style-name="P3">– За байз тэгвэл Нордогийн хээр байна.<text:line-break/></text:p>
      <text:p text:style-name="P3">– Үгүй Нордог чинь өнөө өглөө сүүлийг шуусан цагаан морь хөтлөөд явж байсан.<text:line-break/></text:p>
      <text:p text:style-name="P3">– Битгий худлаа хэл.<text:line-break/></text:p>
      <text:p text:style-name="P3">– Худал үнэн нь одоо мэдэгдэнэ.<text:line-break/></text:p>
      <text:p text:style-name="P3">– Үгүй, энэ чинь Жуужаагийн цавьдар байна.<text:line-break/></text:p>
      <text:p text:style-name="P3">– Жуужаа цавьдар морио зарчихсан гэдэг.<text:line-break/></text:p>
      <text:p text:style-name="P3">– Аль вэ? гэж Жуужаа дурандаад харсан чинь цавьдар морь нь мөн байна. Жуужаа морийг таниад дурангаа чулуун дээр унаган арай л хагалчихсангүй.<text:line-break/></text:p>
      <text:p text:style-name="P3">– Таны цавьдар мөн байна гэж нэг хүн Жуужаад хэлэв. Жуужаа,<text:line-break/></text:p>
      <text:p text:style-name="P3">– Минийх ч гэж дээ гээд хүзүүгээ бараг цус гартал маажив. Хөөргөө гаргаж тамхи татах гээд хөөргийнхөө халбагаар дурангийнхаа шилийг хатгаж байгаад дараа нь дурангаараа морь харах гэтэл шилэнд наалдсан тамхи нүдэнд нь орж хорсгоод нулимсыг гоожуулав.<text:line-break/></text:p>
      <text:p text:style-name="P3">– Эй золиг, эй золиг гээд Жуужаа хараал тавьж байв.<text:line-break/></text:p>
      <text:p text:style-name="P3">Мөн тэнд дархан Анжаа зогсож байв. Анжаа холын хараа муутай ч дуран байхгүй тул хүмүүсийн юу ярихыг л чагнаж байв.<text:line-break/></text:p>
      <text:p text:style-name="P3">– Жуужаагийн цавьдар. Жуужаагийн хүрэн түрүүлж явна гээд амьтан Жуужаа гээд байхлаар нээрээ л Жуужаагийн морь түрүүлсэн юм байх гэж Анжаа дархан бодоод Жуужаад очоод:<text:line-break/></text:p>
      <text:p text:style-name="P3">– Таны морь түрүүлсэн юм биз дээ! Та ч азтай байх шив дээ гэв. Тэгэхэд Жуужаа өөдөөс нь хашхирч хэлэв:<text:line-break/></text:p>
      <text:p text:style-name="P3">– Чи золиг, хурдан морийг минь хуурч байж авчхаад бас надаар доог хийж байна уу?<text:line-break/></text:p>
      <text:p text:style-name="P3">– А юу гэнэ ээ? Хэний морь, ямар морь түрүүлчхээд байна вэ?<text:line-break/></text:p>
      <text:p text:style-name="P3">– Юу ямар морь гэж? Чиний цавьдар морь түрүүлчхээд байна шүү дээ. Чи мэдэхгүй байгаа юм уу, маяг гаргаж байна уу? Муу нохой.<text:line-break/></text:p>
      <text:p text:style-name="P3">Тэр хоёрыг ярьж байтал Жомбоо хүү хөлсөө гоожуулсан цавьдар морьтойгоо түрүүлсэн морины улаан эрээн пайзыг барьсаар хүрч ирэв.<text:line-break/><text:soft-page-break/></text:p>
      <text:p text:style-name="P3">– Анжаа минь, мориныхоо хөлсийг хусаач гэв.<text:line-break/></text:p>
      <text:p text:style-name="P3">– Чи одоо түрүүлчхээд байгаа юм уу? гэж Анжаа сая учрыг мэдэж баярлаад морины хөлсийг хусаж цэвэрлэж байв.<text:line-break/></text:p>
      <text:p text:style-name="P3">Энэ завсар Жуужаа зайсан Жомбоотой ярьж морио яаж сойж, хэд хөлсөлж уралдаанд энэ морь түрүүлэв? Цавьдар морь урьд уралдаанд олигтой давхихгүй байгаад өнөөдөр яагаад ийм хурдан болов? гэж Жомбоо хүүгээс сайн асууж учрыг мэдэж авав. Тэгээд Жомбоо хүүг харааж хэлэв:<text:line-break/></text:p>
      <text:p text:style-name="P3">– Чи муу золиг!? А үсэг заасан багшдаа хэлээгүй үгийг арван боргоцой өгсөн Анжаа дарханд хэлдэг хүн үү? гээд урт ханцуйгаар толгой уруу нь савав. Жомбоо хүү ингэж багшдаа загнуулж ханцуйгаар савуулсан боловч «Багш намайг хүн гэж тоож байна шүү» гэж бодоод дотроо баярлаж байв.<text:line-break/></text:p>
      <text:p text:style-name="P3">Наадамд цугласан олон хүний дотор цавьдар морины тухай цуу яриа хурдан тархав. Цавьдар морио Жуужаа зайсан Анжаа дарханд хоёр тэргээр худалдсан юм гэнэ. Цавьдар морио хурдан морь гэж Жуужаа мэддэггүй, Жомбоо хүү мэддэг байж гэнэ, Жуужаа зайсан сойлтыг нь тааруулж чадахгүй байжээ. Жомбоо хүү сойлтыг нь тааруулж гэнэ шүү. Анжаа Жомбоогийн заавраар цавьдар морийг уяж сойсон юм гэнэ шүү. Жомбоо чинь морь сойж мэддэг айхавтар сэргэлэн хүү юм гэнэ. Анжаа дархан ч мөн азтай хүн юм даа гэх зэргээр хүн бүр шахам ярилцаж байв.<text:line-break/></text:p>
      <text:p text:style-name="P3">– Цавьдар морины сойлтыг чи тааруулсан гэдэг үнэн үү? гэж хүн, Жомбоогоос асуухад Жомбоо инээмсэглэж ихэмсгээр зөвхөн толгойгоо өчүүхэн төдий дохиж маадгар алхалж явав. Жомбоо хүү сагсуурахгүй бол ер нь ухаантай сайн хүн юм даа гэж өвгөд хөгшид ярилцаж байв.<text:line-break/></text:p>
      <text:h text:style-name="P1" text:outline-level="1"><text:bookmark text:name="orga682687"/><text:bookmark-start text:name="OrgXref.orga682687"/>III. ЦАВЬДАР МОРИНЫ САЙН МУУ ДАВХИСНЫ УЧИР <text:bookmark-end text:name="OrgXref.orga682687"/></text:h>
      <text:p text:style-name="P3">Жуужаа зайсан бол орон нутагтаа хүндтэй тохитой томоотой хүний нэг юм. Түүний санал зөвлөгөөг олон хүн сонсож баримталдаг байлаа. Ялангуяа хурдан морийг уях сойх уралдуулахад энэ нутгийн гол хүн гэгддэг байлаа. Гэтэл цавьдар морио хурдан морь гэж мэдээгүй, уяа сойлгыг нь тааруулж чадаагүй, Анжаа дарханд зарснаас хойш Жуужаа зайсангийн нэр хүнд нэлээд буурсан байна. Морины уяа сойлгын талаар Жуужаа зайсангаас зөвлөгөө авах хүн цөөн болсоор байлаа. Ингээд хэдэн жил өнгөрөхөд Жомбоо хүү арван хэд хүрч уралдааны морь унахаа бараг больжээ. Гэвч Жомбоо хүүгийн нэр хүнд дээшилж хурдан морь шинжих, уяа сойлгыг тааруулах хэрэгт ахмад үеийн хүмүүстэй бараг өрсөлдөх хүүхэд болжээ.<text:line-break/></text:p>
      <text:p text:style-name="P3">Жомбоо хүүд өөр хэнд ч байхгүй бас нэг чухал мэдлэг авьяас байлаа. Тэр нь юу вэ? гэвэл Жомбоо хүү морийг гаднаас нь ажиглаж хараад сайн мууг бараглаж мэднэ. Гэвч энэ нь Жомбоогийн гол мэдлэг биш. Жомбоогийн гол мэдлэг болбол аливаа морийг унаж тав гурван километр яваад тэр морины чанар чансааг бараг тоочиж чадна. Уралдах гэж байгаа морийг унаж хэдхэн алхам газар яваад энэ морь энэ наадамд аль зэрэг давхихыг бараглан мэдэж <text:soft-page-break/>хэлдэг, ийм хүн болжээ. Энэ талаар Жомбоо хааяа алдаж хэлэх удаа байдаг боловч онож хэлэх нь олон, алдаж хэлэх нь цөөн байлаа. Ийм учраас хурдан морины хорхойтны дотор Жомбоогийн нэр алдар хурдан дэлгэрч байв.<text:line-break/></text:p>
      <text:p text:style-name="P3">Хүн амьтан хурдан морины тухай Жомбоогоос асуух нь олшроод Жуужаа зайсангаас асуух нь цөөрөөд ирэхэд багш шавь хоёрын хооронд зөрчил атаархал бий болоод тэр хоёрыг хөндийрүүлж байв. Жомбоо хүү Жуужаа зайсанг багш гэж хэвээрээ хүндлэх боловч Жуужаа зайсан Жомбоог шавиа гэж бараг дотночлохгүй болжээ.<text:line-break/></text:p>
      <text:p text:style-name="P3">Анжаа дархны цавьдар морь алдартай хурдан морь болж уул овооны олон наадамд түрүүлэх буюу дээгүүр давхидаг байлаа. Тэгж байтал цавьдар морины тухай нэг сонин зүйл ажиглагдав. Анжаа дархны цавьдар морь баруун Матадын наадамд нэлээд удаа түрүүлсэн ба хааяа түрүүлэхгүй удаа байвч айргийн тавд заавал багтаж ирдэг байлаа. Гэтэл зүүн Матадын наадамд бол цавьдар морь нэг ч удаа түрүүлсэнгүй, айргийн тавд ч орж чадахгүй арваад морины дараа хүрч ирдэг байлаа. Үүний учрыг Жомбоо хүү, Анжаа дархан, Шонхоржав адуучин гурвуул шүүмжилж яриад олж чадсангүй. Тэгээд нэг өдөр Жуужаа зайсанг Анжаагийн гэрт ирэхлээр асуув:<text:line-break/></text:p>
      <text:p text:style-name="P3">– Манай цавьдар морь баруун Матадын наадамд сайн давхидаг хэр нь зүүн Матадын наадамд нэг л олигтой давхихгүй юм. Яагаад энэ вэ? Та юу гэж бодож байна? гэв. Жуужаа ярвайж хэлэв:<text:line-break/></text:p>
      <text:p text:style-name="P3">– Би яаж мэддэг юм? Чи өнөөх шинжээч Жомбоогоос асуухгүй юу? Тэр мэдэх л байх гэв.<text:line-break/></text:p>
      <text:p text:style-name="P3">– Үгүй, Жомбоо бид нар яриад ердөө учрыг олохгүй байгаа юм.<text:line-break/></text:p>
      <text:p text:style-name="P3">– Тэгвэл би яаж мэддэг юм? Жомбоог надаас илүү морь таньдаг гэж улс амьтан ярьдаг шүү дээ гэв.<text:line-break/></text:p>
      <text:p text:style-name="P3">– Хүмүүс юу ярьдгийг би мэдэхгүй. Таныг би хувьдаа морь таньдаг, уяж сойж чаддаг л хүн гэж боддог. Чухамдаа танаас илүү морь таньдаг хүн манай энэ хавьд байхгүй гэв. Тэгэхэд Жуужаа жаахан баярлаж нэг аяга цай хийж тавиад асуув:<text:line-break/></text:p>
      <text:p text:style-name="P3">– Үгүй хө. Чи баруун Матад, зүүн Матад хоёулд адилхан шүүс өргөдөг үү?<text:line-break/></text:p>
      <text:p text:style-name="P3">– Үгүй шүү. Жуужаа гуай, эцэг өвгөдийн үеэс уламжилж ирсэн ёсоор баруун Матадад бүхэл хонин шүүс өргөдөг. Зүүн Матадад тавагтай идээ өргөдөг юм гэв.<text:line-break/></text:p>
      <text:p text:style-name="P3">Энэ үгийг сонсоод Жуужаа зайсан урам орох шиг болж аяга цайгаа ууж тавтай суугаад ярьж эхлэв:<text:line-break/></text:p>
      <text:p text:style-name="P3">– За үүнд чинь учир бий дээ. Хоёр уулыг ингэж алагчилж болохгүй… Бүдүүнээр хэлэхэд уулын эзэд чинь хоорондоо атаа, жөтөөтэй байдаг юм. Баруун Матадын лус чамайг бүхэл хонин шүүс өглөө гэж баярлаад морийг чинь сайн давхиулж байна. Зүүн Матадын лус чамайг тавагтай идээ өргөснийг чамлаад морийг чинь муу давхиулж байна шүү гэв.<text:line-break/><text:soft-page-break/></text:p>
      <text:p text:style-name="P3">Жуужаа жаахан бодож байгаад бас хэлэв:<text:line-break/></text:p>
      <text:p text:style-name="P3">– Чи ч мэднэ. Урьд манайд нэг хурдан борлог морь байсан шүү дээ. Тэр морь баруун Матадын сэтэртэй морь байсан юм. Түүнийг зүүн Матадын наадамд уралдуулсан чинь замдаа багтарч үхсэн шүү. Энэ бол яах аргагүй баруун Матадын лус «Миний сэтэртэй морийг өөр уулын наадамд явууллаа» гэж хилэгнээд хорлочихсон доо. Би л тэглээ гэж бодсон. Энэ бол лавтай хэрэг шүү гэв.<text:line-break/></text:p>
      <text:p text:style-name="P3">Жуужаа зайсанг явчихлаар Анжаа Жуужаагийн ярьсан зүйлийг эхнэртээ хэлэв. Эхнэр нь эргэлзэж хэлэв:<text:line-break/></text:p>
      <text:p text:style-name="P3">– Манай хоёр уулын эзэн лус савдаг тийм хортой, догшин, атаа жөтөөтэй лус савдаг биш байх аа. Жуужаа гуай борлог морио бүдүүн Равжаагийн заавраар учиргүй их агь арц зээргэнэ чанаж, цутгаж өгөөд уралдаанд явуулсан юм гэх ч билээ. Морь нь хүчтэй өвсөнд хордож үхсэн гэж Жомбоо, Шонхоржав нар ярьж байна билээ гэв. Анжаа эхнэрийнхээ үгийг хайхрахгүй Жуужаагийн үгийг итгэж «Туршиж үзье» гэж бодоод мөн жил баруун Матадыг тайхад тавагтай цагаан идээ өргөөд, зүүн Матадыг тайхад бүхэл хонин шүүс өргөв. Гэвч цавьдар морь нь баруун Матадын наадамд түрүүлэв. Тэгэхдээ бусад морьдоос бүр хол түрүүлэв. Нэг сарын дараа зүүн Матадыг тайхад цавьдар морио уралдуулсанд тэр морь аравдугаарт давхиж ирэв.<text:line-break/></text:p>
      <text:p text:style-name="P3">Ингэхлээр өргөсөн шүүсний их багаас морины хурд шалтгаалахгүй байна гэж Анжаа дархан тааварлав. Гэвч яагаад цавьдар морь баруун Матадад сайн давхиж зүүн Матадад муухан давхиж байгаа шалтгаан тодорхойгүй үлдэв. Энэ тухай хашир өвгөд, морины сайн уяачин сойгчин нараас асуусан боловч олигтой үнэмшмээр хариуг хэн ч өгч чадахгүй байв.<text:line-break/></text:p>
      <text:p text:style-name="P3">Нэг өдөр Анжаа дархан Шонхоржав, Жомбоо нартай хамт айраг ууж суугаад тэр хоёроос асуув:<text:line-break/></text:p>
      <text:p text:style-name="P3">– Миний цавьдар морь яагаад баруун Матадын наадамд гарамгай сайн давхиад зүүн Матадын наадамд барагтайхан давхидаг бол? Жуужаа гуайн хэлдэг ёсоор би нээрээ баруун Матадын эзнийг баярлуулан зүүн Матадын эзнийг гомдоосон юм болов уу? Эсвэл өөр нэг шалтгаан байна уу? Та хоёр юу гэж бодож байна? гэв. Жомбоо жаахан эргэлзэж байгаад хэлэв:<text:line-break/></text:p>
      <text:p text:style-name="P3">– Хачин юм. Би гайхаад учрыг нь олдоггүй юм. Бүдүүн Равжаа гуайгаас асуувал юу гэх бол? Нэг юм хэлнэ дээ гэв. Анжаа татгалзаж хэлэв:<text:line-break/></text:p>
      <text:p text:style-name="P3">– Равжаа гуай дэмий дэмий. Мэдэмгий нь даанч хэцүү гэв. Шонхоржав хэлэв:<text:line-break/></text:p>
      <text:p text:style-name="P3">– Би сүүлийн үед боддог боллоо. Миний олон жил адуу малласан туршлагаас үзэхэд урт биетэй морь тэгш юм уу, уруу газар сайн давхидаг. Богино биетэй морь өөд газар сайн давхидаг юм. Та нар бодож үз дээ. Баруун зүүн хоёр Матадын морь уралдах газар их ялгаатай, Зүүн Матадын морь уралдах газар их өгсүүр юм. Зүүн Матад тал газрын жижиг уул боловч нэг өртөө (30 км) газар өгсөж орой дээр нь гарч ирдэг. Тэгэхлээр тийм ч бага уул биш юм. Морийг та нарын мэдсээр өртөө газар уралдаж зүүн Матадын оргил дээр уралдааныг <text:soft-page-break/>дуусгаж пайз олгодог шүү дээ. Харин баруун Матад бол шовх өндөр учраас орой дээр нь хүртэл морь уралдаж болдоггүй, морийг тэгш газар уралдуулж Матадын бэлд пайзыг олгодог юм.<text:line-break/></text:p>
      <text:p text:style-name="P3">Урт биетэй морь тэгш газар сайн давхидаг, өгсүүр газар муу давхидаг гэж би түрүүнд хэлсэн шүү дээ. Бас тэгээд өгсүүр газар уралдахад богино биетэй бөгтрөгтэй морь сайн байдаг (бөгтрөг гэдэг бол морины зоо нурууны шувтарга, хондлойн өмнө хэсэгт өчүүхэн бөгтөр байвал бөгтрөгтэй гэдэг, шулуун байвал бөгтрөггүй гэдэг). Танай цавьдар морь бараг бөгтрөггүй шулуун зоотой юм. Тэгээд өгсүүр газар арай муу давхидаг байх гэв.<text:line-break/></text:p>
      <text:p text:style-name="P3">Жомбоо хүү босон харайж Шонхоржавын дэргэд суугаад,<text:line-break/></text:p>
      <text:p text:style-name="P3">– Энэ чинь их зөв, мэргэн үг. Энэ үгээ та урьд хэлэхгүй яасан юм? Мэргэн үг хэлсэн Шонхоржав мэргэнд нэг хул айраг дэвшүүлье гээд хул дүүрэн айргийг Шонхоржавт бариулав. Анжаа дархан,<text:line-break/></text:p>
      <text:p text:style-name="P3">– Энэ нээрээ бодмоор үг шүү гэж Шонхоржавыг магтав. Энэ явдлыг нарийвчлан шалгаж үзье гэж Анжаа, Жомбоо, Шонхоржав нар хэлэлцэж тохиров. Яаж шалгаж үзэх аргыг ч бас боловсруулав. Энэ саналаа Жуужаа зайсанд хэлсэнд тэр огт зөвшөөрөхгүй, тэднийг загнаж гарав:<text:line-break/></text:p>
      <text:p text:style-name="P3">– Морины хурдан нь наадам дээр аяндаа шалгарч гарна. Хэн ингэж гаднаа шалгаж байсан юм? Уул овоо, бурхан сахиус хилэгнэнэ. Жомбоо чөтгөр дэндүү оодорч байна. Хурдан морь бол өөд ч хурдан, уруу ч хурдан байна гээд баахан загнав. Сүүлдээ дуу нь намжиж,<text:line-break/></text:p>
      <text:p text:style-name="P3">– Хэн мэдэх вэ, золиг гэж аман дотроо бувтнаж байв.<text:line-break/></text:p>
      <text:p text:style-name="P3">Тэгэхлээр Жомбоо өөрийн хамаатан Шаравжамц гэдэг айлаас хурдан хээр морийг гуйж авчрав. Тэр морины уяа сойлтыг тааруулахад Жомбоо чухал зөвлөгөө өгч сайн давхиулж байсан учраас Шаравжамц хээр морио Жомбоод дуртай өгөв. Тэр хээр морь хурдан сайн морь боловч Анжаагийн цавьдар моринд хурдаар арай хүрэхгүй морь юм. Гэвч тэр морь богино биетэй, бөгтрөг сайтай морь юм. Жомбоо, Анжаа, Шонхоржав гурвуул тэр хоёр морийг өөд уруу газар уралдуулж шалгах болов. Тэд нар Шаравжамцын хээр морь, Анжаагийн цавьдар морь хоёрыг сайхан шавхрааж байгаад нэг өдөр уралдуулав. Эхлээд Замын өндрөөс зүүн Матадын оргил хүртэл өртөө шахам өгсүүр газар тэр хоёр морийг уралдуулав. Хоёр морь зуузай холбон зэрэгцэж ирэв. Маргааш нь өнөөх хоёр морийг зүүн Матадын оргилоос Замын өндөр хүртэл уруу газар уралдуулав. Тэгэхэд цавьдар морь хавьгүй хол түрүүлж ирэв. Ингээд урт биетэй, бөгтрөг багатай морь уруу газар сайн давхидаг, богино биетэй, бөгтрөг сайтай морь өөд газар сайн давхидаг гэдгийг сайн ойлгож авав. Эдний хоёр морийг өөд уруу газар давхиулж шалгасныг Жуужаа сонсоод тэднийг урьд уурлаж загнаснаа жаахан гэмшдэг болов. Тэдний шалгасан арга нь зөв ч байж магадгүй гэж боддог болов.<text:line-break/></text:p>
      <text:h text:style-name="P1" text:outline-level="1"><text:bookmark text:name="org4849d7e"/><text:bookmark-start text:name="OrgXref.org4849d7e"/>IV. МОРИНЫ ТУУРАЙ ДЭЛБИЙСНИЙ УЧИР <text:bookmark-end text:name="OrgXref.org4849d7e"/></text:h>
      <text:p text:style-name="P3">Нэг жил өнгөрсний дараа бас л баруун Матадыг тайж наадам хийв. Тэр наадамд Анжаа дархан цавьдар морио хагсааж уралдахаар авчрав. Цавьдар морийг Жуужаа зайсан үзээд <text:soft-page-break/>хэлэв:<text:line-break/></text:p>
      <text:p text:style-name="P3">– Анжаа минь! Чи цавьдар морио энэ наадамд уралдуулж болохгүй. Энэ морь чинь хөлгүй болно гэв.<text:line-break/></text:p>
      <text:p text:style-name="P3">– Яагаад? гэж асуув.<text:line-break/></text:p>
      <text:p text:style-name="P3">– Яагаадыг би хэлж болно. Гэвч та нар итгэхгүй л дээ. Жомбоогоосоо асуу. Тэр чинь тэнэг юм биш бол мэдэж байгаа биз гэв.<text:line-break/></text:p>
      <text:p text:style-name="P3">Жуужаагийн хэлсэн ийм үгийг Жомбоо, Анжаа, Шонхоржав гурвуул бас л шүүмжилж хэлэлцэв. Жомбоо хэлэв:<text:line-break/></text:p>
      <text:p text:style-name="P3">– Цавьдар морины хөл нь үзэхэд зүв зүгээр байх юм. Анжаа хэлэв:<text:line-break/></text:p>
      <text:p text:style-name="P3">– Тэгвэл яагаад уралдаж болдоггүй юм бол? Шонхоржав хэлэв:<text:line-break/></text:p>
      <text:p text:style-name="P3">– Жуужаа гуай, өвгөрөөд тэр юм уу? Ойроос дэмий юм ярьдаг болоод байгаа гэв. Тэгээд гурвуул ярилцаж Жуужаа зайсан зөнөж байна гэж шийдвэрлэв. Ингэж ярихыг дэргэдэх айлын хэдэн хүн сонсоод инээлдэж байв. Тэгээд морь уралдах болов. Анжаа дархан цавьдар морио уралдаанд явуулав. Тэгсэн чинь цавьдар морь нь хорь гучин морины дараа хариугүй доголсоор ирэв.<text:line-break/></text:p>
      <text:p text:style-name="P3">– Жуужаа гуайн хэлсэн үнэн боллоо гэж Анжаа дархан амаа барьж зогсов. Морины нь урд хоёр хөлийн дотор хутгаар огтолсон юм шиг шарх гараад цус гоожиж байв. Морины баруун хөлийн туурай зүүн хөлөө шүргэж, зүүн хөлийн нь туурай баруун хөлөө шүргэж шархлуулсан юм шиг байв.<text:line-break/></text:p>
      <text:p text:style-name="P3">Анжаа, Жомбоо, Шонхоржав гурвуул морины хөлийг үзэж морио хайрлаж, Жуужаа гуайн үгэнд ороогүйдээ гэмшиж гасалцгаав. Гэвч хэрэг нэгэнтээ өнгөрч морь доголон болсон байв. Харин Жуужаагийн хурдан хээр морь энэ наадамд айргийн тавд багтаж ирсэн тул Жуужаа сайхан ааштай, жаахан ам халамцуу явж байв. Жуужаа, Жомбоотой дайралдаад,<text:line-break/></text:p>
      <text:p text:style-name="P3">– Чи чинь том сайхан эр болох нь байна шүү гэж хэлээд толгойг илж үнэсэв. Энэ бол түүнийг их дотноор үзэж байгаагийн шинж болно. Жуужаа зайсан бас Анжаагийн дэргэд ирж морины хөлийг үзээд,<text:line-break/></text:p>
      <text:p text:style-name="P3">– За ингэнэ ээ ингэнэ. Би хэлээгүй юу та нарт? Шөрмөс нь тасраагүй тул эдгэнэ байх гэв.<text:line-break/></text:p>
      <text:p text:style-name="P3">– За яагаад морины хөл доголно гэж та мэдсэн юм бэ? Бидэнд хэлж өгөөч гэж Анжаа, Жомбоо, Шонхоржав гурвуул гуйв. Жуужаа зайсан их дотноор ярьж байна:<text:line-break/></text:p>
      <text:p text:style-name="P3">– Муусайн дүү нар минь! Өнөөдөр сайхан баяр наадам болж байна. Морь сайн давхилаа. Би баяр хөөртэй явж байна. Харамсалтай нь чиний морины хөл доголжээ. Чи их битгий гашууд. Үүнийг эдгээж болно. Маргааш чи манайд хөтлөөд оч. Өнөө орой найр тарахлаар очсон ч <text:soft-page-break/>болно. Хэдүүл элбээд цавьдар морины дэлбийсэн туурайг тойруулан цүүцдэж жаахан цомбогор болгоно. Дэлбийсэн туурай нь энгийн цагт нөгөө хөлөө шүргэхгүй байгаа боловч хурдлан давхиж цуцахлаар нэг хөлийн дэлбэгэр туурай нь нөгөө хөлөө шүргэж, шархлуулж байгаа юм гэж тайлбарлаж ярив.<text:line-break/></text:p>
      <text:p text:style-name="P3">– За тэгвэл яагаад туурай нь дэлбийгээ вэ? гэдэг асуулт байна гэж Жомбоо хэлэв. Жуужаа сөргүүлэн асуув:<text:line-break/></text:p>
      <text:p text:style-name="P3">– Харин? Яагаад туурай нь дэлбийсэн бол? Чи мэдэхгүй байна гэж үү? Чиний өнөөх их юм мэддэг чинь хаагуураа оров?<text:line-break/></text:p>
      <text:p text:style-name="P3">– Миний их юм мэддэг нь ч гайгүй шүү дээ. Туурай дэлбийснийг одоо мэдлээ. Чухам яагаад дэлбийснийг мэдэхгүй байна. Багш минь тайлбарлаж өгөөч гэж мэхийн гуйв.<text:line-break/></text:p>
      <text:p text:style-name="P3">– За чи сагсуурахаа больж намайг зөнөг мунаг гэж шоолохгүй бол би мэдэх чадахаа хэлж өгнө. Жомбоо хэлэв:<text:line-break/></text:p>
      <text:p text:style-name="P3">– Таныг хэн муу хэлж шоолох вэ? Та хов үгэнд битгий итгэ! Таныг шоолсон хүн бидэнд байхгүй.<text:line-break/></text:p>
      <text:p text:style-name="P3">– За тийм л болог. Морины туурай дэлбийсэн учир бол миний санахад ийм байна. Манайх хэдийгээс Матадын хавийн уулархаг чулуулаг хахир хатуу хөрстэй газар нутагласаар ирсэн айл. Тэгэхлээр адууны туурай дэлбэгэр болдоггүй, харин цомбогор байдаг юм. Цавьдар морины туурай цомбогор байсан юм. Харин Анжаа дархан хэдэн жил зөөлөн хөрстэй хөндий хоолой газар нутагласан учир адууны нь туурай элэхгүй дэлбийсэн байна. Тэгээд цавьдар морины туурай дэлбийсэн байна. Анжаа хэдэн адуугаа цэнгэг устай нуурт их зогсоож цавьдар морио намагтай газар аргамжиж байсан нь туурайг дэлбийхэд бас нэг шалтгаан болсон биз гэв. Анжаа, Шонхоржав хоёр уулын тахилгын юмнаас хувинтай айраг, тавагтай мах авчраад Жуужааг хүндэлж хамтран ууж идэв.<text:line-break/></text:p>
      <text:p text:style-name="P3">Жуужаагийн яриаг Жомбоо хүү амаа ангайж нүдээ бүлтийлгэж шохоорхон сонсов. Жомбоо хүү Жуужаа зайсанг их туршлагатай ажигч гярхай хүн гэдгийг улам гүнзгий мэдэв. Жомбоо хүү үүнээс хойш би хамаг юмыг мэднэ гэж биеэ тоож сагсуурахаа болиод хашир өвгөд настныг хүндэлж тэдний туршлага, мэргэн сургаалыг хичээж сонсдог байв.<text:line-break/></text:p>
      <text:h text:style-name="P1" text:outline-level="1"><text:bookmark text:name="org9a4156f"/><text:bookmark-start text:name="OrgXref.org9a4156f"/>V. БҮДҮҮН РАВЖААГИЙН ЗАЛЬ <text:bookmark-end text:name="OrgXref.org9a4156f"/></text:h>
      <text:p text:style-name="P3">Жомбоо хүү нэгэн өдөр Шонхоржавт хурдан морь худалдаж авах сан гэж бодож байна гэв. Шонхоржав хэлэв:<text:line-break/></text:p>
      <text:p text:style-name="P3">– Хурдан морийг худалдаж авах дэмий. Наад тал нь хэдэн мориноос өгнө гэнэ. Хурдан морь их үнэтэй. Чи хурдан морьтой болъё гэж бодож байгаа бол үүнд ганц сайн арга байна. Үнэ хайргүй өгч нэг хурдан үрээ олж аваад түүгээрээ азарга тавь. Тэгвэл чи хэдхэн жилийн дараа олон хурдан морьтой болно гэв.<text:line-break/></text:p>
      <text:p text:style-name="P3"><text:soft-page-break/>– Нээрээ тийм, тэр зөв арга гэж Жомбоо хүү Шонхоржавын үгийг их зөвшөөрч сайшаав.<text:line-break/></text:p>
      <text:p text:style-name="P3">Тэгээд Жомбоо хүү хэд хоног хурдан үрээ олж авах тухай өдрийн бодол шөнийн зүүд болж явав. Жомбоо хүү нэг өдөр бас Шонхоржавт хэлэв:<text:line-break/></text:p>
      <text:p text:style-name="P3">– Би баруун Матадад очиж Равжаа гуайгаас хурдан үрээ худалдаж авъя гэж гуйх санаатай байна. Шонхоржав хэлэв:<text:line-break/></text:p>
      <text:p text:style-name="P3">– Тэгж болно. Гэвч Равжаа гуай их зальтай хүн шүү. Зарим хүнийг мунхруулж чаддаг гэж хүн хэлдэг юм. Чамд хурдан үрээ гээд муу үрээг өндөр үнээр зарчхаж магадгүй гэв.<text:line-break/></text:p>
      <text:p text:style-name="P3">– Равжаа гуайг зальтай гэхэд би ч арай залилагдахгүй гэж санах юм. Сайн муу хоёр үрээг ялгаж таньж чадах болов уу гэж бодох юм гэв.<text:line-break/></text:p>
      <text:p text:style-name="P3">– Тэр ч тийм, морины сайн мууг чи жаахан гадарлана л даа. Чи авах үрээгээ хэлэлцэж тохироод надад хэлээрэй. Би бүх насаараа адуу хариулсан хүн, сайн муу морийг бас гадарлана гэв. Жомбоо хүү:<text:line-break/></text:p>
      <text:p text:style-name="P3">– Аа тэгье гэж хэлсэн боловч дотроо тоомсорлохгүй «Цавьдар морийг чөтгөр хардаг гэж Жуужаа гуайг залилснаас өөр энэ юу мэдэх вэ дээ» гэж бодож байв.<text:line-break/></text:p>
      <text:p text:style-name="P3">Тэгээд Жомбоо хүү хаашаа явсан нь мэдэгдэхгүй хэд хоног алга болов. Тэгсэн, нэг өдөр Жомбоо хүү нэг борлог үрээ хөтлөөд гэртээ ирэв. Шонхоржав Жомбоотой дайралдаад асуув:<text:line-break/></text:p>
      <text:p text:style-name="P3">– Энэ борлог морийг чи хаанаас хэнээс авав? гэв. Жомбоо хүү хариулав:<text:line-break/></text:p>
      <text:p text:style-name="P3">– Энэ чинь морь биш ээ. Агтлаагүй үрээ юм. Азарга тавья гэж бодож байна. Би бүдүүн Равжаа гуайд гурван морь, нэг гүү өгье гэж энэ үрээг авлаа. Би азтай шүү. Энэ үрээг агтлах гэж гаднаа барьж уяад байхад нь амжиж авлаа. Шонхоржав тэр үрээг ажиглаж хараад,<text:line-break/></text:p>
      <text:p text:style-name="P3">– Чи энэ үрээг авснаа аз гэж бодож байна уу? Ээ дээ ээ, үгүй байж магадгүй шүү! Ийм хавчиг цээжтэй, том толгойтой адуу их хурдалдаггүй юм даа гэв.<text:line-break/></text:p>
      <text:p text:style-name="P3">– Үгүй ээ, энэ чинь Равжаа гуайн хурдан борлог азарганы удам юм аа. Даага, шүдлэн насандаа наадамд дандаа айргийн тавд ирж байсан сайн үрээ юм аа. Би ер нь таны заавраар л явж байгаа. Та өөрөө хурдан үрээ авч азарга тавь гэж хэлсэн шүү дээ.<text:line-break/></text:p>
      <text:p text:style-name="P3">– Тийм нь ч тийм. Би Равжаа гуайг зальтай хүн гэж хэлсэн шүү дээ.<text:line-break/></text:p>
      <text:p text:style-name="P3">– Үгүй, Равжаа гуай яаж залилах юм бэ? Олон наадамд сайн давхисан алдартай сайн үрээ нь энэ байна гэв. Шонхоржав хэлэв:<text:line-break/></text:p>
      <text:p text:style-name="P3">– Чи нэгэнтээ худалдаж аваад ирсэн болохоор одоо маргаад хэрэггүй. Намар Ловх чулуун ноёныг тахихад морь уралдуулна, чи түүнд энэ үрээгээ уралдуулаад үз. Тэгэхэд тамир нь <text:soft-page-break/>танигдана гэж хэлэв.<text:line-break/></text:p>
      <text:p text:style-name="P3">Намар нь Жомбоо хүү борлог үрээгээ аятайхан хагсааж Ловхын наадамд уралдуулав. Тэгсэн чинь өнөөх үрээ нь сайн давхих байтугай пайз ч олж авсангүй. Ёстой баян ходоод гэмээр үрээ байлаа. Жомбоо хүү унаж үзэв. Тэгэхэд зүгээр л яндан янгиа шиг байлаа. Жомбоо хүү худалдаж авахдаа яагаад унаж үзээгүйгээ бодоод бодоод учрыг олсонгүй. Сүүлд нь бодоход бүдүүн Равжаа үрээгээ магтаж олон сайхан үг хэлж байгаад Жомбоог нэг айхавтар ширтэж харсан юм. Равжаагийн бүлтийсэн хар нүдний харц нь Жомбоогийн ухааныг мунхруулах шиг болсон юм. Үүнийг Жомбоо дахин дахин бодоод учрыг олохгүй байв.<text:line-break/></text:p>
      <text:p text:style-name="P3">Нэг өдөр Шонхоржав Жомбоод хэлэв:<text:line-break/></text:p>
      <text:p text:style-name="P3">– Хөөе. Би Тойромын цагаан нуурт нэг очоод ирмээр байна. Чи манай адууг нэг хоёр өдөр харж байгаач гэв. Жомбоо:<text:line-break/></text:p>
      <text:p text:style-name="P3">– За гэв.<text:line-break/></text:p>
      <text:p text:style-name="P3">– Та Тойромд яах гэж очих нь вэ?<text:line-break/></text:p>
      <text:p text:style-name="P3">– Аа! Би чиний төлөө явна.<text:line-break/></text:p>
      <text:p text:style-name="P3">– Миний төлөө гэнэ ээ?<text:line-break/></text:p>
      <text:p text:style-name="P3">– Надад Тойромд очих хэрэг байхгүй шүү дээ.<text:line-break/></text:p>
      <text:p text:style-name="P3">– Хэрэг байна. Бүдүүн Равжаагийн хуучин эхнэр Балжид, ах Оргийндоо ирсэн гэнэ. Би Балжид гуайгаас бүдүүн Равжаагийн элдэв заль мэхийг асууж мэдье гэж бодож байна.<text:line-break/></text:p>
      <text:p text:style-name="P3">– Аа тийм үү?<text:line-break/></text:p>
      <text:p text:style-name="P3">– Тийм. Равжаа баян хүн хэр нь хөгшин эхнэр Балжиддаа ганц тугалтай үнээ өгөөд хөөчихсөн гэнэ. Тэгээд залуу эхнэр аваад наргиж суудаг юм байх гэв.<text:line-break/></text:p>
      <text:p text:style-name="P3">Шонхоржав нэг хоног яваад бөөн сонинтой буцаж иржээ. Шонхоржав Жомбоод ярьсан нь:<text:line-break/></text:p>
      <text:p text:style-name="P3">– Балжид гуай ярьж байна. Равжаа, элдэв муу сайн арга чарга их мэддэг хүн гэж байна. Жил бүр хэдэн хусран гүүтэй байдаг. Эр сарваатай зарим гүүний хээлийг зориуд хаяулж гүүгээ хусран болгодог гэнэ. Уралдах морио үрээ, даага, шүдлэн ялгалгүй цөмийг хэд хоног хусран гүүг хөхүүлдэг гэнэ. Зарим моринд арц зээргэнийн хандыг цутгаж уулгадаг гэнэ. Равжаагийн морьд жинхэнэ хурдан морьд биш гүүний сүүний шимээр чадал орж нэг хоёр өдөр сайн давхидаг гэж байна. Галшараас хурдан борлог үрээ авч азарга тавьсан гэдэг худал үг гэнэ. Мөнххаан хавиас нэг борлог үрээ авч азарга тавьсан нь үнэн. Тэр жинхэнэ Галшарын хурдан угсааны үрээ биш гэж ярьж байна. Равжаа гуай морьддоо гүүний сүү, арц, зээргэнэ уулгаж сайн давхиулдаг, хурдан морь гэж худал хэлж өндөр үнээр зарж хөнгөн хуумгай хүнийг мэхэлж хонждог байна.<text:line-break/><text:soft-page-break/></text:p>
      <text:p text:style-name="P3">Морийг унаган цагаас нь өөд уруу газар давхиулж сургадаг юм. Тэр нь хэрэг болдог байх аа. Тэдний адуучин хоёр хүн байдаг. Тэр хоёрыг ердөө зүгээр суулгахгүй их ажил хийлгэж зовоож байдаг гэнэ. Жишээ нь, арваад хориод унагыг барьж зэлэнд уяад эхийг нь салгаж өндөрлөг дов сэрвэнгийн хяр дээр аваачиж зогсооно. Эхийнхээ хойноос тэмүүлж байгаа унагануудыг зэлнээс суллаж тавина. Тэгэхээр унаганууд хар хурдаараа давхиж эхдээ очно. Ийнхүү унагануудыг өөд газар давхиулж сургадаг байсан. Ингээд унагануудыг хярын орой дээр уяж гүүнүүдийг бэлд аваачиж мөн унагыг суллан тавьж уруу газар давхиулж сургадаг. Өдөрт хоёр гурван удаа унагаа ингэж өөд уруу давхиулж сургадаг байсан юм. Ингэж өөд уруу газар давхиулж сургасан унага хурдан сайн морь болно. Ялангуяа, бага насандаа давхихдаа их сурамгай болдог учир даага, шүдлэндээ наадамд сайн давхидаг. Урьдын сайн эрчүүд морио ингэж сургадаг байсан гэж манай Равжаа ярьдаг сан гэж байна.<text:line-break/></text:p>
      <text:p text:style-name="P3">Балжидын ах Орги гуайтай бас ярилаа. Орги гуай хэлж байна:<text:line-break/></text:p>
      <text:p text:style-name="P3">– Бүдүүн Равжаа ер нь хүний ухааныг мансууруулж байгаад муусайн үрээ даагаа худал магтаж байгаад өндөр үнээр худалдаж чаддаг муу увдистай хүн гэж байна. Равжаатай наймаа хийсэн хүн заавал мэхлэгдсэн залилагдсан байдаг гэж байна. Шонхоржавын энэ яриаг сонсоод Жомбоо хүү, бүдүүн Равжаад мэхлэгдсэнээ ойлгож мэдэв.<text:line-break/></text:p>
      <text:p text:style-name="P3">Үүнээс хойш Жомбоо хүү улам хашир хэрсүү болсон юм. Газар дээр сайн хүн байхаас гадна, муу хүн байдаг гэдгийг мэдсэн юм. Сайн хүний сайн явдал нь бусдад дуурайх сайн жишээ болохоос гадна, муу хүний муу явдал нь бусдад жигших муу жишээ болно гэдгийг Жомбоо хүү сайн ойлгож мэдсэн билээ.<text:line-break/></text:p>
      <text:p text:style-name="P3">Жомбоо хүү нэг өдөр Жуужаа зайсангийнд очоод бүдүүн Равжаад яаж мэхлэгдсэнээ ярив. Тэгэхэд Жуужаа гуай хэлэв.<text:line-break/></text:p>
      <text:p text:style-name="P3">– Тэгнэ, тэгнэ. Бүдүүн Равжаа базаахгүй хүн шүү. Өөртөө ашигтай бол хэнийг ч хорлохоос буцахгүй, юу ч хийхээс няцахгүй хүн шүү. Түүний муу явдлынх нь арандаг өөрт нь нэг тусах вий. Ээ хүү минь! Чадвал хүнд тус хийж яваарай. Тусын хариу тос гэдэг юм шүү. Хүнд тус хийж чадахгүй бол мөрөөрөө яв. Хүнд хор хийж ердөө болохгүй. Хорын хариу хор шор хоёр болж ирдэг юм шүү. Тусыг усаар хариулахаас илүү муухай юм байхгүй гэв.<text:line-break/></text:p>
      <text:h text:style-name="P1" text:outline-level="1"><text:bookmark text:name="orgbfa1378"/><text:bookmark-start text:name="OrgXref.orgbfa1378"/>VI. МОРЬ ЭМНЭЖ ДОМНОСОН АРГА <text:bookmark-end text:name="OrgXref.orgbfa1378"/></text:h>
      <text:p text:style-name="P3">Нэг зун наадам хийх цаг ойр болж байх үед Жуужаа зайсангийн хоёр хурдан морь наадамд уралдаж чадахгүй болжээ. Хурдан хээр морь нь зоогоо авчээ (ууц нуруу нь гэмтжээ). Хурдан саарал морины нь хөлд цус буужээ (хөлийн судас нь бүдүүрч доголон болжээ). Жуужаа зайсан элдвээр эмнэж домносон боловч морьдын өвчин засрахгүй, харин улмаар дордож байв. Морьдоо засрахгүй болохоор Жуужаа гуай уурлаж адуучин Шонхоржавыг загнаж гарав. Чөтгөртэй газраар адууг бэлчээж бузартуулав гэж Шонхоржавыг зэмлэв.<text:line-break/></text:p>
      <text:p text:style-name="P3">Тэгээд нэг өдөр Жуужаа гуай гаднаа арц агь, аргал хомоол овоолж их утаа май тавиад бүх адуу малаа ариулав. Жуужаа өөрөө Далха есөн тэнгэрт сүүгээр тахил өргөв. Дамжин Чойжин сахиусанд балин өргөв. Морь ариулах судрыг монгол хэлээр хүнгэнэтэл дүнгэнэтэл уншив. <text:soft-page-break/>Түүний уншсан зарим хэсэг нь:<text:line-break/></text:p>
      <text:p text:style-name="P3">Ялж төгс нөгчсөн эрхт Хаянхирваа хаан, хүн хийгээд морины сүрэг тэргүүтнийг хорлолоос сахин соёрх! Дөрвөн хөлтөн ба ялангуяа морийг сахитугай! Ракшаа ракшаа гэснээр морины өвчин хийгээд хамаг хорлолоос тонилох болъюу. Ом хри бадма дагри базар грода Хаянхирваа хүлүү хүлүү хум пад гэж олон удаа уншив. Тэгээд улаан утсыг тарнидаж хоёр морины хөхөлд уяв. Тэгээд хэд хоносон боловч хоёр морины өвчин бас л олигтой засрахгүй байв. Лувсан гэлэн гэдэг ламыг залж ирээд элдэв гүрэм дором уншуулж өргөл харамжийг өргөв. Бас хоёр морь нь эмгэгтэй хэвээр байв. Тэгэхлээр нэг өдөр Шонхоржав Жомбоо хоёул Жуужаа зайсангийн хоёр морины өвчний тухай ярилцав. Шонхоржав хэлэв:<text:line-break/></text:p>
      <text:p text:style-name="P3">– Хээр морь бол зоогоо авчихсан морь юм. Жуужаа гуай нэлээд халамцуу хээр морио унаж намаг дундуур мориныхоо хар хурдаар давхиж яваад мориныхоо зоог гэмтээсэн юм. Тэгээд морины нь хойд хоёр хөл бижилзэж явдаг болсон байна. Жуужаа гуай өөрөө чөтгөр сундалж морийг хорлосон гэж боддог байна билээ. Жомбоо хэлэв:<text:line-break/></text:p>
      <text:p text:style-name="P3">– Тэгвэл Жуужаа гуайнд байдаг домын сударт зоогоо авсан морийг яаж эмнэх тухай сайхан заавар байдаг шүү.<text:line-break/></text:p>
      <text:p text:style-name="P3">– Тийм ээ тийм. Тэр сударт байгаа зүйлийг би сайн мэднэ. Би домнож засаж чадна гэж Шонхоржав шийдвэртэй хэлэв.<text:line-break/></text:p>
      <text:p text:style-name="P3">– Тэгвэл эмнэж домнохгүй яасан юм?<text:line-break/></text:p>
      <text:p text:style-name="P3">– Жуужаа гуай намайг муу зарц гээд тоохгүй юм. Би домноод хэрэв гай болж өвчин нь дордвол намайг баллана. Харин Жомбоо чи тэр морийг домноё гэж хэлбэл зөвшөөрөх байх. Чамд ер нь их ээнэгтэй байгаа шүү гэв. Чамайг эртээр «Сайн хүү» гээд их магтаж байна билээ гэв. Жомбоо хэлэв:<text:line-break/></text:p>
      <text:p text:style-name="P3">– Би хээр морийг эмнэж домнож үзье гэж хэлье. Тэгээд зөвшөөрвөл хоёул оролдоод үзье гэв. Шонхоржав:<text:line-break/></text:p>
      <text:p text:style-name="P3">– За гэж зөвшөөрөв. Шонхоржав бас хэлэв:<text:line-break/></text:p>
      <text:p text:style-name="P3">– Саарал морины тухай бол тэр морийг Жуужаа гуайн хүргэн Дамба унаж чоно хөөж яваад морио их ядрааж дараа нь алхуулж гишгүүлж амраахгүй, гэнэт зогсож уясан учраас хөлд нь цус буулгасан юм. Хөлд нь цус бууж доголлоо гэж Жуужаа гуай өөрөө ч мэдэж байгаа. Тэр морийг ханаж хатгаж хөлөөс цус авбал тэр эдгэх юм. Равжаа гуайг урьж мориныхоо хөлийг хануулна гэж Жуужаа гуай хэлж байна. Равжаад хүнээр хэлүүлсэн боловч тэр үнэрхээд ирэхгүй байна. Тэгэхэд Жомбоо хэлэв:<text:line-break/></text:p>
      <text:p text:style-name="P3">– Анжаа хэлж байдаг шүү. Хөлд нь цус буусан морийг заавал ханаж хатгаж цусыг гоожуулах хэрэггүй. Цус буусан хөлийг давстай хар цайгаар шавшсан шар эсгийгээр ороогоод хэд хонуулбал цус нь хатаж бороолсон юм шиг бамбайсан хөл нь эдгэдэг гэж байна билээ. Анжаагийн үг домын судартай таардаг болов уу, үгүй болов уу? гэж бодоод шалгаж үзсэнд яг таарч байна билээ. Хоёул тэр морины хөлийг давстай нойтон эсгийгээр ороогоод үзье гэв. <text:soft-page-break/>Шонхоржав зөвшөөрөв. Жомбоо хүү, Жуужаа зайсантай ярьж хоёр морийг эмнэж домнох зөвшөөрлийг авав.<text:line-break/></text:p>
      <text:p text:style-name="P3">Хээр морийг эхлээд эмнэх болов. Хээр морийг адуунаас барьж гаднаа уяад нэг өдөр шавхрааж байгаад маргааш нь домнож эхлэв. Яаж домнов гэвэл ийм байна: Нэг хүн хээр морины хазаарын цулбуураас чанга барьж байв. Нөгөө хүн суран аргамжаар морины хоёр цавь зоо нурууг бугуйлдан оосорлож аргамжийн үзүүрийг морины хойд хоёр хөлийн хоорондуур салтаагаар нь гаргаж хойш татав. Гурав дахь хүн морины салтааг араас нь модоор чичиж ард нь хавтгай банз барьж түүнийг тангаруулав. Морь хойд хөлөөрөө өшиглөж тангарахад зоо нь тэнийж засагдах учиртай ажээ. Ингээд хэд тангаруулсны дараа морийг их хөдөлгөхгүй уяж хагас өдөр зогсоов. Ингэж эмнэхийг ажиглаж байсан өвгөн Шаравжамц хэлэв:<text:line-break/></text:p>
      <text:p text:style-name="P3">– Өөр арга бас байдаг. Хоёр барим богино ташуурыг ихээхэн бижилзэж байгаа хөл талын эмээлийн хавтсан доор хийж хүн мордоод тэр талын жолоог чангалан хэд эргүүлээд буувал зоо нь гэмтсэн зарим морь эдгэдэг. Энэ морины өрөөсөн хөл доголоогүй болохоор та нарын тангаруулдаг нь дээр байх гэж хэлэв. Тэд нар хээр морийг тэгээд хэд хоног гаднаа аргамжиж өвс ус өгч байгаад адуун сүрэгт нь нийлүүлж тавив. Тэгэхэд хээр морины өвчин эдгэв. Хэдэн сар болсны дараа хээр морийг унаж эдлэхэд зүв зүгээр болсон байв. Гэвч тэр жилдээ түүнийг наадамд уралдуулсангүй.<text:line-break/></text:p>
      <text:p text:style-name="P3">Нөгөө саарал морины бороолсон хөлийг давстай шар эсгийгээр ороож хэд хоног гаднаа уяв. Эсгийг үргэлж нойтон байлгахын тул малын шээсээр мөн эсгийг байн байн шавшиж байв. Ингээд долоо хоноход хөлийн бамбагар нь намжиж хориод хоноход бүрмөсөн эдгэрэв. Хэдэн сарын дараа тэр морийг унаж эдлэхэд хөл нь доголохгүй болов. Гэвч түүнийг мөн нэг жил уралдуулсангүй. Нэг хоёр жилийн дараа тэр хоёр морийг уралдуулахад зүв зүгээр болсон байв.<text:line-break/></text:p>
      <text:p text:style-name="P3">Үүнээс хойш Жуужаа зайсангийн, хүүхдийг тоохгүй, ядуу адуучныг тоохгүй муйхар зан арилж аливаа аж амьдралд, ялангуяа морийг хагсаах сойх явдалд ямагт Жомбоо, Шонхоржав нараас асууж тэдний санал зөвлөгөөг авдаг болжээ.<text:line-break/></text:p>
      <text:h text:style-name="P1" text:outline-level="1"><text:bookmark text:name="org3d85d41"/><text:bookmark-start text:name="OrgXref.org3d85d41"/>VII. ЖОМБОО ХҮҮГИЙН АРВАН СУРГААЛ <text:bookmark-end text:name="OrgXref.org3d85d41"/></text:h>
      <text:p text:style-name="P3">Матадын хошууны бага сургуульд Санж гуай гэдэг өвгөн багш байв. Зуны чөлөө цаг болоход сургуулийн хүүхэд хөдөө гарч эцэг эхдээ очиж гэр ахуйн ажилд тусалж байдаг билээ. Тэдний зарим нь уралдааны морь унаж найр наадамд оролцох нь цөөнгүй байдаг. Хавар шувтарч сургууль тарах цаг ойртож байх үед нэг өдөр Санж багш Жомбоог урьж ирүүлээд сурагч хүүхдэд хурдан морийг шинжих, арчлах, уях, сойх, унаж эдлэх тухай ярьж өгөхийг гуйв. Санж багшийн гуйсан ёсоор Жомбоо хурдан морины тухай хүүхдүүдэд хэд хоног ярьж өгөв. Жомбоогийн ярьсан зүйлийн заримыг товчлон бичиж хойно жагсаая.<text:line-break/></text:p>
      <text:h text:style-name="P4" text:outline-level="2"><text:bookmark text:name="org191d77d"/><text:bookmark-start text:name="OrgXref.org191d77d"/>Хурдан морины гаднах арван шинж <text:bookmark-end text:name="OrgXref.org191d77d"/></text:h>
      <text:list text:style-name="OrgNumberedList">
        <text:list-item>
          <text:p text:style-name="P5">Хурдан морины хамар бүрээний амсар мэт дэрвэгэр байна.<text:line-break/></text:p>
        </text:list-item>
        <text:list-item>
          <text:p text:style-name="P5"><text:soft-page-break/>Хурдан морины чих тас шувууны сод өд мэт сөдгөр байна.<text:line-break/></text:p>
        </text:list-item>
        <text:list-item>
          <text:p text:style-name="P5">Цээж нь арслангийн цээж мэт ханхар байна.<text:line-break/></text:p>
        </text:list-item>
        <text:list-item>
          <text:p text:style-name="P5">Зоо нь бөх хүний зоо мэт толигор байна.<text:line-break/></text:p>
        </text:list-item>
        <text:list-item>
          <text:p text:style-name="P5">Сүвээ нь боос гүүний сүвээ мэт цүдгэр байна.<text:line-break/></text:p>
        </text:list-item>
        <text:list-item>
          <text:p text:style-name="P5">Ууц нь өмхий хүрнийн нуруу мэт бөгтөр байна.<text:line-break/></text:p>
        </text:list-item>
        <text:list-item>
          <text:p text:style-name="P5">Харц нь ан үзсэн бүргэдийн нүд мэт хурд байна.<text:line-break/></text:p>
        </text:list-item>
        <text:list-item>
          <text:p text:style-name="P5">Гэдэс нь хумх (бумба) мэт бөөрөнхий байна.<text:line-break/></text:p>
        </text:list-item>
        <text:list-item>
          <text:p text:style-name="P5">Дөрвөн хөл нь байшингийн багана мэт эгц байна.<text:line-break/></text:p>
        </text:list-item>
        <text:list-item>
          <text:p text:style-name="P5">Туурай нь хөмөрсөн тогоо мэт цомбогор байна. Морины шинжийн хуучин сударт ингэж бичсэн байна.<text:line-break/></text:p>
        </text:list-item>
      </text:list>
      <text:h text:style-name="P4" text:outline-level="2"><text:bookmark text:name="orgaff7cc8"/><text:bookmark-start text:name="OrgXref.orgaff7cc8"/>Хурдан морийг арчлах тухай арван сургаал <text:bookmark-end text:name="OrgXref.orgaff7cc8"/></text:h>
      <text:p text:style-name="P3">Уралдаанд оролцдог сайн морийг онцгой сайн хайрлаж арчилж байх хэрэгтэй.<text:line-break/></text:p>
      <text:p text:style-name="P3">– Уралддаг хурдан морийг ерийн цагт унаж эдэлж болно, унаж эдэлж байх ч хэрэгтэй.<text:line-break/></text:p>
      <text:p text:style-name="P3">– Хурдан морийг ерийн цагт эдлэхдээ хааяа, сайн давхиж цуцааж биеийн чилээг гаргаж байх хэрэгтэй. Тэгэхдээ хөлсийг хусаж биеийг цэвэрлэж байвал сайн.<text:line-break/></text:p>
      <text:p text:style-name="P3">– Хурдан морийг унаж явахдаа намаг бамбалзуур газар буюу хад чулуун дотуур ширүүн давхиж болохгүй.<text:line-break/></text:p>
      <text:p text:style-name="P3">– Уралдах хурдан морийг их таргалуулах хэрэггүй, бас их тураах хэрэггүй, дунд зэргийн тарга хүчтэй байлгавал зохино.<text:line-break/></text:p>
      <text:p text:style-name="P3">– Уралдах ба байнга унах морийг намрын эцэс, өвлийн эхээр хэдэн хоног уяж сойж биеийг чийрэгжүүлэх хэрэгтэй.<text:line-break/></text:p>
      <text:p text:style-name="P3">– Хурдан морийг таних, танихгүй олон хүнд унуулах хэрэггүй. Мөн хурдан морины авир байдлыг мэддэг болсон, мориндоо халамжтай ганц хоёр хүнд унуулах хэрэгтэй.<text:line-break/></text:p>
      <text:p text:style-name="P3">– Хурдан морины хөлийг доголгож болохгүй. Хуртай цагт намаг ширэг газар аргамжих, хэт богино сумтай чөдрөөр чөдөрлөх буюу хаа даруулан чөдөрлөж болохгүй. Ингэвэл улдах буюу хөл нь халж доголно.<text:line-break/><text:soft-page-break/></text:p>
      <text:p text:style-name="P3">– Их давхиж хөлстэй байхад нь гэнэт зогсож хөдөлгөхгүй зогсоох буюу уявал хөлд нь цус бууж доголох гэмтэй.<text:line-break/></text:p>
      <text:p text:style-name="P3">– Хурдан морины нурууг гамнаж нар, шүүдэрт гэнэт эмээлийг нь авч удаан зогсоохоос байнга болгоомжлон нартай халуун өдөр ус шүршин тохом хөлсөвчинд салхи багаар оруулж сэвэн эмээлийг нь авч бай. Оройн шүүдэрт бол тохом татаж тавих нь ашигтай. Өвлийн хүйтэнд хөлөрсөн морины эмээлийг гэнэт авч болохгүй, улмаар сэвж авах буюу эмээлийг аваад хуурай тохмыг тохож байвал сайн.<text:line-break/></text:p>
      <text:p text:style-name="P3">Ер нь хурдан морийг хатуу хахир цагт удаан уяж хөл өвдгийг нь дааруулж олиг олгохоос байнга сэргийлж байх хэрэгтэй.<text:line-break/></text:p>
      <text:h text:style-name="P4" text:outline-level="2"><text:bookmark text:name="orga6ab80f"/><text:bookmark-start text:name="OrgXref.orga6ab80f"/>Хурдан морийг уяж засах тухай арван сургаал <text:bookmark-end text:name="OrgXref.orga6ab80f"/></text:h>
      <text:p text:style-name="P3">– Уралдах морийг уралдааны өмнө хэд хоног уяж сойх хэрэгтэй. Тэгэхдээ өдөр бүр нэг удаа өртөө арай хүрэхгүй (хориод километр) газар давхиулж хөлсийг авч биеийг хөнгөрүүлэх хэрэгтэй. Хоёр удаа хагас өртөө арай хүрэхгүй (арваад километр) газар тарлуулж мөн хөлсийг авна.<text:line-break/></text:p>
      <text:p text:style-name="P3">Морийг уралдахын өмнө уяж сойх хугацаа бол тав арав хоног буюу хорь хоног ч байж болно. Морь бүрийн өвөрмөц байдлыг харгалзаж уяж сойх хугацааг тогтооно. Гэвч их насны морийг гол төлөв зургаан удаа хөлсөлж хоёр удаа тарлуулдаг байна.<text:line-break/></text:p>
      <text:p text:style-name="P3">Морины шинжийн сударт бичсэн нь: «Адуу тус тус янзтай тул нэг адил уяж болохгүй», «Хол нутагтай хүнээс хурдан адууг авбал уяа засал солигдох мэт» гэжээ.<text:line-break/></text:p>
      <text:p text:style-name="P3">– Морийг давхиулж хөлсийг авч хөнгөлөхөд эхлээд шавар хөлс гарна. Дараа нь тосон хөлс гарна, дараа нь усан хөлс гарна, дараа нь хөөсөн хөлс гарна. Хөлс эхлээд шорвог амттай байна. Хэдэн өдөр хөлсийг авсны хойно хөлс давслаг амтгүй шахам болно. Мориноос давслаг амтгүй шингэн хөлс элбэг амархан гарч байвал уяа тохирч байгаагийн шинж болно.<text:line-break/></text:p>
      <text:p text:style-name="P3">Жинхэнэ уралдуулахаас өмнө хөлслөхдөө морины бүх тэнхээг шавхаж давхиулах хэрэггүй, морийг сайн хөлөргөх хэмжээгээр давхиулах хэрэгтэй. Морины хөлсийг хусаж цэвэрлээд дараа нь зогсоож болохгүй, цай чанах хугацаанд алхуулж гишгүүлж хөлсийг хатсан хойно сая уяанд уяж болно.<text:line-break/></text:p>
      <text:p text:style-name="P3">– Уяа сойлт нь тохирсон морь цовоо сэргэлэн, хөдөлгөөн нь хөнгөн гавшгай, үс нь гялалзаж байдаг. Үс нь бүрзгэр, нүд нь нуухтай (луухтай), хөдөлгөөн нь номой байвал морины уяа тохироогүй буюу морины бие согогтой байгаагийн шинж болно.<text:line-break/></text:p>
      <text:p text:style-name="P3">– Морины булчин нь бусад мах биеэс ялгаран гүрийж харагдвал бие чангарч уяа сойлт тохирч байгаагийн шинж болно. Морины хөх мах, салтааны булчинг сайн ажиглавал тодорхой мэдэгдэнэ.<text:line-break/></text:p>
      <text:p text:style-name="P3"><text:soft-page-break/>– Хурдан морины уяа ханаж байгааг баасаар нь шинжилдэг. Задгай шингэн баахгүй, агшуун хомоолоор баавал уяа тохирч байгаагийн шинж мөн.<text:line-break/></text:p>
      <text:p text:style-name="P3">– Хурдан морийг тарлаж үсэргэхдээ өгсүүр, уруу газар салхийг сөргөж, уруудуулж янз бүрээр уралдуулах нь чухал байдаг.<text:line-break/></text:p>
      <text:p text:style-name="P3">– Зарим хурдан морь наадам нэлээд дөхсөн хойно уяхаар барьж авахад хүчтэй тарган шиг байвал хүйтэн худгийн усаар шавшиж, халуун өдөр нөмөртэй газарт эсгийгээр нэмнэж шогшиж хөлөргөн тарга хүчийг нимгэрүүлж болно.<text:line-break/></text:p>
      <text:p text:style-name="P3">– Хурдан морийг уяж шавхрааж байхдаа хүйтэн тунгалаг усаар усалдаг. Бүлээн булингартай усыг моринд уулгах сайнгүй.<text:line-break/></text:p>
      <text:p text:style-name="P3">– Хурдан морийг уралдахын өмнө дэндүү цатгаж болохгүй, дэндүү өлөн байлгаж болохгүй, дунд зэргийн өлтэй явуулах хэрэгтэй.<text:line-break/></text:p>
      <text:p text:style-name="P3">Уралдаанд гарахын урьд шөнө морийг шимтэй хагд өвс идүүлж хүйтэн тунгалаг ус уулгах хэрэгтэй. Жинхэнэ уралдахын өмнө морийг шээлгэж баалгаж гэдсийг цэвэр хөнгөн болгох хэрэгтэй.<text:line-break/></text:p>
      <text:h text:style-name="P4" text:outline-level="2"><text:bookmark text:name="org2cbdb94"/><text:bookmark-start text:name="OrgXref.org2cbdb94"/>Хурдан морь унах хүүхдэд захих арван сургаал <text:bookmark-end text:name="OrgXref.org2cbdb94"/></text:h>
      <text:p text:style-name="P3">– Уралдааны морийг унасан хүүхэд гуйвж дайвж болохгүй. Тэгвэл давхиж яваа морь амархан цуцах болно. Морь унаад давхиж яваа хүүхэд өчүүхэн төдий бөхийж явбал сайн. Бөхийж гэдийж байн байн хөдлөх муу. Морин дээрээ шув шулуун сууж явбал өмнөөс үлээх салхины түрэлт үлэмж болж морины гүйдэлд саад болно. Хүүхэд эмээлийнхээ дөрөөний оосор сурыг хэт богино хийж эмээл дээрээ тогтворгүй өндөлзөж болохгүй.<text:line-break/></text:p>
      <text:p text:style-name="P3">– Уралдааны морийг унасан хүүхэд хоёр хөлөөр давирч болохгүй. Томхон чийрэг хүүхэд өсгийгөөрөө морины дөрөөлүүрийг хүчтэй давирвал морь амархан цуцна.<text:line-break/></text:p>
      <text:p text:style-name="P3">– Уралдааны морийг унасан хүүхэд морины жолоог хумьж бариад жигд жаахан татаж амгайг шүдэнд нь зуулгаж явах хэрэгтэй. Жолоог чанга сул барих буюу угзарч явбал морины гүйдэлд хортой. Бас жолоог сул байлгавал морь амархан шургачиж ойчдог.<text:line-break/></text:p>
      <text:p text:style-name="P3">– Хүүхэд уралдаанд гарахын өмнө уянгатай сайхан хоолойгоор гийнгоо дуулж мориныхоо цог жавхланг бадруулах хэрэгтэй.<text:line-break/></text:p>
      <text:p text:style-name="P3">– Уралдаж явахдаа гүүг гүүг гэх мэтээр хашхиран мориныхоо гүйдлийг нэмэгдүүлэх аргыг сүвэгчлэх хэрэгтэй.<text:line-break/></text:p>
      <text:p text:style-name="P3">– Уралдаж яваа морийг ташуураар зөөлөвтөр гуядаж чангаар гуядах байдал үзүүлэн зангаж явах хэрэгтэй.<text:line-break/></text:p>
      <text:p text:style-name="P3">– Морины олмыг хэтэрхий чанга биш боловч чангавтар татаад олмыг дагаж гэдсэнд нь гарсан <text:soft-page-break/>үрчлээг гараар хариулж илэн үрчилгээгүй болгох хэрэгтэй. Олом татсан үрчлээг засахгүй болбол морины гэдэсний арьс шархалж олойр тогтоно.<text:line-break/></text:p>
      <text:p text:style-name="P3">– Морины хондого олгох газарт хоёр морь зэрэгцэн давхиж ирвэл зөв талын моринд урьдаар пайз олгодог заншилтай. Тэгэхлээр унаж яваа морио өмнөх морины зөв талаар оруулахыг хичээх хэрэгтэй. Гэвч буруу талын морины өмнүүр хөндөлдөх зэрэг муу аргыг хэрэглэж болохгүй. Унаж яваа морио гуядах далимаар арынхаа морины толгойг ташуурдахаас болгоомжлох хэрэгтэй.<text:line-break/></text:p>
      <text:p text:style-name="P3">– Уралдаж явахдаа газрын эхний хагаст мориныхоо бүх чадлыг шавхахгүй, жаахан нөөж яваад газрын сүүлийн хагаст мориныхоо бүх чадлыг шавхаж уралдах хэрэгтэй гэж хашир хүмүүс хэлдэг байна.<text:line-break/></text:p>
      <text:p text:style-name="P3">– Уралдаж ирсний хойно морины хөлсийг заавал хусаж цэвэрлэх хэрэгтэй. Дараа нь нэлээд хугацаанд алхлуулан гишгүүлж хөлсийг хатаах хэрэгтэй.<text:line-break/></text:p>
      <text:h text:style-name="P1" text:outline-level="1"><text:bookmark text:name="orga4b1542"/><text:bookmark-start text:name="OrgXref.orga4b1542"/>VIII. ТӨГСГӨЛ <text:bookmark-end text:name="OrgXref.orga4b1542"/></text:h>
      <text:p text:style-name="P3">Нэг зун, хоёр Матадын наадмыг нийлүүлж хошуу наадам гэж нэрлээд хошуу хотлоор цугласан их наадмыг хийлээ. Урьдын наадмаас цугласан хүн нь олон, уралдах морьд нэн үлэмж болжээ. Энэ наадам дээр Жомбоо, Шонхоржав нарын нэр олон сонстож байв. Хоёр зуугаад морь уралдахад Шонхоржавын загал морь түрүүлж ирэв. Загал морийг унаж уралдсан хүүхэд нь Жомбоогоор хурдан морийг унах аргыг заалгасан Матадын бага сургуулийн сурагч Батаа байв. Хоёрдугаарт Анжаагийн цавьдар морь давхиж ирэв. Цавьдар морины уяа сойлтыг тааруулахад Жомбоогийн заасан аргаар Анжаа дархан хийсээр нэлээд хэдэн жил болжээ.<text:line-break/></text:p>
      <text:p text:style-name="P3">Энэ наадам дээр олны сонирхлыг татсан нэг зүйл бол Шонхоржавын загал морь, Анжаагийн цавьдраас түрүүлж ирсэн явдал болно. Унах морьгүй шахам байсан Шонхоржав хаанаас морьтой болов? Морьтой болохдоо бас ийм хурдан морьтой яагаад болов? Жуужаа зайсан зөнөөд бас нэг хурдан морио Шонхоржавт худалдчихсан юм биш байгаа? Энэ мэтийн олон асуулт гараад олон хүн гайхаж зөв буруу элдэв цуурхал яриа гарч байв. Энэ асуултуудын хариуг сонсохоор Шаравжамц, Дамдинжав, Орги тэргүүтэй хэдэн хүн Шонхоржавыг дуудаж дэргэдээ суулгаад яриулав. Шонхоржавын ярьсан нь: «Хурдан азарганаас хурдан унага төрдөг гэж олон хүн боддог байна. Энэ ч үнэн. Гэвч үүнд өрөөсгөл тал байна. Хурдан унагыг төрөхөд эцэг азарганаас гадна, бас эх гүү нь хурдан байх хэрэгтэй шиг байна. Жуужаа зайсан гуайнд хурдан саарал морины нь дүү хурдан цагаагч гүү байдаг. Тэр гүүг би өртөөчин Цэндийн хурдан азаргатай зориуд нийлүүлээд энэ загал унагыг төрүүлсэн юм. Загал унагыг үрээ болоход Жуужаа гуайгаас би адуу хариулсны хөлсөнд гуйж авсан юм. Жуужаа гуай хурдан саарал мориныхоо садан сүлбээг хайрладаг боловч над харамлалгүй өгсөн. Би загал үрээгээ бага цагаас нь Равжаа гуайн аргаар өөд уруу газарт байн байн давхиулж амьсгаадахгүй болгосон. Загал үрээгээ морь болоход уяа сойлтыг тааруулж хэд хоног хөлслөөд бие нь гүйцэд хөнгөрч хурд нь нэмэгдэж байна гэдгийг мэдсэн билээ. Загал мориныхоо уяа сойлтыг тааруулахад би үргэлж Жомбоотой зөвлөдөг байсан. Ингээд би хурдан загал морьтой боллоо. Би Жуужаа зайсан гуайгаас эхлээд Жомбоо, Цэнд гуай бүгдэд талархаж байна» гэв. Сонссон хүмүүс Шонхоржавыг азтай, авхаалжтай хүн гэж магтав.<text:line-break/></text:p>
      <text:p text:style-name="P3"><text:soft-page-break/>Гуравдугаарт давхиж ирсэн морь нь Жомбоогийн шаргал байв. Унасан хүүхэд нь Жомбоогийн шавь Должин гэдэг арваад настай жижигхэн бүсгүй байв.<text:line-break/></text:p>
      <text:p text:style-name="P3">Үүнээс хойш Жуужаа зайсан, Жомбоо хүү, Шонхоржав нарын адуу маллах арга барил, хурдан морийг шилэх сонгох, уяа сойлтыг тааруулах зэрэг арга барилыг олон хүн магтаж ярьдаг болов. Тэдний морь уях сойх аргыг хэрэглэсэн хүн ч улам олон болов. Ялангуяа, Матадын бага сургуулийн олон сурагчид морь шинжих, уяа сойлтыг тааруулах, зөвөөр унаж давхих зэрэг аргыг зааж өгсөн Жомбоог багшаа гэж дууддаг болов.<text:line-break/></text:p>
      <text:p text:style-name="P3">Намар нь Матадын сургуулийн хүндэт самбар дээр Жомбоо, Батаа, Должин нарын зургийг хамт хадсан байв.<text:line-break/></text:p>
      <text:p text:style-name="P6"><text:span text:style-name="Emphasis"><text:span text:style-name="T1">1985 он</text:span></text:span><text:span text:style-name="T1"><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OrgFootnoteQuotations" style:family="paragraph" style:parent-style-name="Footnote"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style: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draw:fill="none"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list-style style:name="OrgSrcBlockNumberedLine">
      <text:list-level-style-number text:level="1" loext:num-list-format="%1%" style:num-format="1">
        <style:list-level-properties text:space-before="0.635cm" text:min-label-width="0.635cm" text:min-label-distance="0.101cm" fo:text-align="end"/>
      </text:list-level-style-number>
      <text:list-level-style-number text:level="2" loext:num-list-format="%2%" style:num-format="1">
        <style:list-level-properties text:space-before="1.27cm" text:min-label-width="0.635cm" text:min-label-distance="0.101cm" fo:text-align="end"/>
      </text:list-level-style-number>
      <text:list-level-style-number text:level="3" loext:num-list-format="%3%" style:num-format="1">
        <style:list-level-properties text:space-before="1.905cm" text:min-label-width="0.635cm" text:min-label-distance="0.101cm" fo:text-align="end"/>
      </text:list-level-style-number>
      <text:list-level-style-number text:level="4" loext:num-list-format="%4%" style:num-format="1">
        <style:list-level-properties text:space-before="2.54cm" text:min-label-width="0.635cm" text:min-label-distance="0.101cm" fo:text-align="end"/>
      </text:list-level-style-number>
      <text:list-level-style-number text:level="5" loext:num-list-format="%5%" style:num-format="1">
        <style:list-level-properties text:space-before="3.175cm" text:min-label-width="0.635cm" text:min-label-distance="0.101cm" fo:text-align="end"/>
      </text:list-level-style-number>
      <text:list-level-style-number text:level="6" loext:num-list-format="%6%" style:num-format="1">
        <style:list-level-properties text:space-before="3.81cm" text:min-label-width="0.635cm" text:min-label-distance="0.101cm" fo:text-align="end"/>
      </text:list-level-style-number>
      <text:list-level-style-number text:level="7" loext:num-list-format="%7%" style:num-format="1">
        <style:list-level-properties text:space-before="4.445cm" text:min-label-width="0.635cm" text:min-label-distance="0.101cm" fo:text-align="end"/>
      </text:list-level-style-number>
      <text:list-level-style-number text:level="8" loext:num-list-format="%8%" style:num-format="1">
        <style:list-level-properties text:space-before="5.08cm" text:min-label-width="0.635cm" text:min-label-distance="0.101cm" fo:text-align="end"/>
      </text:list-level-style-number>
      <text:list-level-style-number text:level="9" loext:num-list-format="%9%" style:num-format="1">
        <style:list-level-properties text:space-before="5.715cm" text:min-label-width="0.635cm" text:min-label-distance="0.101cm" fo:text-align="end"/>
      </text:list-level-style-number>
      <text:list-level-style-number text:level="10" loext:num-list-format="%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5</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1"><text:page-number text:select-page="current">0</text:page-number></text:p>
      </style:footer>
    </style:master-page>
    <style:master-page style:name="OrgFirstPage" style:page-layout-name="Mpm4" draw:style-name="Mdp2" style:next-style-name="OrgPage">
      <style:footer>
        <text:p text:style-name="MP1"><text:page-number text:select-page="current">0</text:page-number></text:p>
      </style:footer>
    </style:master-page>
    <style:master-page style:name="OrgPage" style:page-layout-name="Mpm5"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Ц. Дамдинсүрэн</meta:initial-creator>
    <dc:date>2025-01-12T18:47:39.808090560</dc:date>
    <meta:creation-date>2025-01-08T22:52:56</meta:creation-date>
    <meta:generator>LibreOffice/24.8.4.2$MacOSX_AARCH64 LibreOffice_project/bb3cfa12c7b1bf994ecc5649a80400d06cd71002</meta:generator>
    <meta:keyword/>
    <dc:subject/>
    <dc:title>Морь шинжигч Жомбоо хүү</dc:title>
    <meta:editing-duration>PT49S</meta:editing-duration>
    <meta:editing-cycles>1</meta:editing-cycles>
    <meta:document-statistic meta:table-count="0" meta:image-count="0" meta:object-count="0" meta:page-count="25" meta:paragraph-count="313" meta:word-count="8612" meta:character-count="55492" meta:non-whitespace-character-count="46734"/>
  </office:meta>
</office:document-meta>
</file>